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erif1" svg:font-family="'Liberation Serif'" style:font-family-generic="swiss" style:font-pitch="variable"/>
    <style:font-face style:name="MS PGothic" svg:font-family="'MS PGothic'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7.518cm" fo:padding-top="0.128cm" fo:padding-bottom="0.128cm" fo:padding-left="0.256cm" fo:padding-right="0.256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4.767cm" fo:padding-top="0.128cm" fo:padding-bottom="0.128cm" fo:padding-left="0.256cm" fo:padding-right="0.256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765cm" fo:min-width="21.965cm" fo:padding-top="0.128cm" fo:padding-bottom="0.128cm" fo:padding-left="0.256cm" fo:padding-right="0.256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937cm" fo:min-width="21.334cm" fo:padding-top="0.128cm" fo:padding-bottom="0.128cm" fo:padding-left="0.256cm" fo:padding-right="0.256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53cm" fo:min-width="7.698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2cm" fo:min-width="7.737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7cm" fo:min-width="7.742cm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61cm" fo:min-width="13.461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7.518cm" fo:padding-top="0.128cm" fo:padding-bottom="0.128cm" fo:padding-left="0.256cm" fo:padding-right="0.256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4.766cm" fo:padding-top="0.128cm" fo:padding-bottom="0.128cm" fo:padding-left="0.256cm" fo:padding-right="0.256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342cm" fo:min-width="16.421cm" fo:padding-top="0.128cm" fo:padding-bottom="0.128cm" fo:padding-left="0.256cm" fo:padding-right="0.256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2.091cm" fo:min-width="22.772cm" fo:padding-top="0.128cm" fo:padding-bottom="0.128cm" fo:padding-left="0.256cm" fo:padding-right="0.256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53cm" fo:min-width="7.698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2cm" fo:min-width="7.737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7cm" fo:min-width="7.742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none" draw:fill="none" draw:fill-color="#ffffff" draw:textarea-horizontal-align="left" draw:textarea-vertical-align="middle" draw:auto-grow-height="false" fo:min-height="11.421cm" fo:min-width="13.461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7.518cm" fo:padding-top="0.128cm" fo:padding-bottom="0.128cm" fo:padding-left="0.256cm" fo:padding-right="0.256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4.766cm" fo:padding-top="0.128cm" fo:padding-bottom="0.128cm" fo:padding-left="0.256cm" fo:padding-right="0.256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342cm" fo:min-width="20.359cm" fo:padding-top="0.128cm" fo:padding-bottom="0.128cm" fo:padding-left="0.256cm" fo:padding-right="0.256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7.282cm" fo:min-width="18.294cm" fo:padding-top="0.125cm" fo:padding-bottom="0.125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53cm" fo:min-width="7.698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2cm" fo:min-width="7.737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7cm" fo:min-width="7.742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7.518cm" fo:padding-top="0.128cm" fo:padding-bottom="0.128cm" fo:padding-left="0.256cm" fo:padding-right="0.256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4.766cm" fo:padding-top="0.128cm" fo:padding-bottom="0.128cm" fo:padding-left="0.256cm" fo:padding-right="0.256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342cm" fo:min-width="16.421cm" fo:padding-top="0.128cm" fo:padding-bottom="0.128cm" fo:padding-left="0.256cm" fo:padding-right="0.256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4cm" fo:min-width="20.231cm" fo:padding-top="0.128cm" fo:padding-bottom="0.128cm" fo:padding-left="0.256cm" fo:padding-right="0.256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53cm" fo:min-width="7.698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2cm" fo:min-width="7.737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7cm" fo:min-width="7.742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7.518cm" fo:padding-top="0.128cm" fo:padding-bottom="0.128cm" fo:padding-left="0.256cm" fo:padding-right="0.256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4.766cm" fo:padding-top="0.128cm" fo:padding-bottom="0.128cm" fo:padding-left="0.256cm" fo:padding-right="0.256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342cm" fo:min-width="18.961cm" fo:padding-top="0.128cm" fo:padding-bottom="0.128cm" fo:padding-left="0.256cm" fo:padding-right="0.256cm" fo:wrap-option="wrap" draw:shadow-color="#808080"/>
    </style:style>
    <style:style style:name="gr3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1.174cm" fo:min-width="19.173cm" fo:padding-top="0.128cm" fo:padding-bottom="0.128cm" fo:padding-left="0.256cm" fo:padding-right="0.256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53cm" fo:min-width="7.698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2cm" fo:min-width="7.737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7cm" fo:min-width="7.742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7.518cm" fo:padding-top="0.128cm" fo:padding-bottom="0.128cm" fo:padding-left="0.256cm" fo:padding-right="0.256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4.766cm" fo:padding-top="0.128cm" fo:padding-bottom="0.128cm" fo:padding-left="0.256cm" fo:padding-right="0.256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342cm" fo:min-width="24.169cm" fo:padding-top="0.128cm" fo:padding-bottom="0.128cm" fo:padding-left="0.256cm" fo:padding-right="0.256cm" fo:wrap-option="wrap" draw:shadow-color="#808080"/>
    </style:style>
    <style:style style:name="gr4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1.174cm" fo:min-width="22.348cm" fo:padding-top="0.128cm" fo:padding-bottom="0.128cm" fo:padding-left="0.256cm" fo:padding-right="0.256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53cm" fo:min-width="7.698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2cm" fo:min-width="7.737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7cm" fo:min-width="7.742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7.518cm" fo:padding-top="0.128cm" fo:padding-bottom="0.128cm" fo:padding-left="0.256cm" fo:padding-right="0.256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4.766cm" fo:padding-top="0.128cm" fo:padding-bottom="0.128cm" fo:padding-left="0.256cm" fo:padding-right="0.256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342cm" fo:min-width="19.385cm" fo:padding-top="0.128cm" fo:padding-bottom="0.128cm" fo:padding-left="0.256cm" fo:padding-right="0.256cm" fo:wrap-option="wrap" draw:shadow-color="#808080"/>
    </style:style>
    <style:style style:name="gr4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1.637cm" fo:min-width="20.615cm" fo:padding-top="0.128cm" fo:padding-bottom="0.128cm" fo:padding-left="0.256cm" fo:padding-right="0.256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53cm" fo:min-width="7.698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2cm" fo:min-width="7.737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7cm" fo:min-width="7.742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7.518cm" fo:padding-top="0.128cm" fo:padding-bottom="0.128cm" fo:padding-left="0.256cm" fo:padding-right="0.256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4.766cm" fo:padding-top="0.128cm" fo:padding-bottom="0.128cm" fo:padding-left="0.256cm" fo:padding-right="0.256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342cm" fo:min-width="19.384cm" fo:padding-top="0.128cm" fo:padding-bottom="0.128cm" fo:padding-left="0.256cm" fo:padding-right="0.256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2.144cm" fo:min-width="23.406cm" fo:padding-top="0.128cm" fo:padding-bottom="0.128cm" fo:padding-left="0.256cm" fo:padding-right="0.256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53cm" fo:min-width="7.698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2cm" fo:min-width="7.737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7cm" fo:min-width="7.742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7.518cm" fo:padding-top="0.128cm" fo:padding-bottom="0.128cm" fo:padding-left="0.256cm" fo:padding-right="0.256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4.766cm" fo:padding-top="0.128cm" fo:padding-bottom="0.128cm" fo:padding-left="0.256cm" fo:padding-right="0.256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342cm" fo:min-width="21.373cm" fo:padding-top="0.128cm" fo:padding-bottom="0.128cm" fo:padding-left="0.256cm" fo:padding-right="0.256cm" fo:wrap-option="wrap" draw:shadow-color="#808080"/>
    </style:style>
    <style:style style:name="gr6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min-height="11.853cm" fo:min-width="22.643cm" fo:padding-top="0.128cm" fo:padding-bottom="0.128cm" fo:padding-left="0.256cm" fo:padding-right="0.256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53cm" fo:min-width="7.698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2cm" fo:min-width="7.737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7cm" fo:min-width="7.742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7.518cm" fo:padding-top="0.128cm" fo:padding-bottom="0.128cm" fo:padding-left="0.256cm" fo:padding-right="0.256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4.766cm" fo:padding-top="0.128cm" fo:padding-bottom="0.128cm" fo:padding-left="0.256cm" fo:padding-right="0.256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342cm" fo:min-width="21.501cm" fo:padding-top="0.128cm" fo:padding-bottom="0.128cm" fo:padding-left="0.256cm" fo:padding-right="0.256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2.153cm" fo:min-width="22.137cm" fo:padding-top="0.128cm" fo:padding-bottom="0.128cm" fo:padding-left="0.256cm" fo:padding-right="0.256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53cm" fo:min-width="7.698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2cm" fo:min-width="7.737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7cm" fo:min-width="7.742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7.518cm" fo:padding-top="0.128cm" fo:padding-bottom="0.128cm" fo:padding-left="0.256cm" fo:padding-right="0.256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4.766cm" fo:padding-top="0.128cm" fo:padding-bottom="0.128cm" fo:padding-left="0.256cm" fo:padding-right="0.256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342cm" fo:min-width="21.501cm" fo:padding-top="0.128cm" fo:padding-bottom="0.128cm" fo:padding-left="0.256cm" fo:padding-right="0.256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2.153cm" fo:min-width="22.137cm" fo:padding-top="0.128cm" fo:padding-bottom="0.128cm" fo:padding-left="0.256cm" fo:padding-right="0.256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53cm" fo:min-width="7.698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2cm" fo:min-width="7.737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7cm" fo:min-width="7.742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7.518cm" fo:padding-top="0.128cm" fo:padding-bottom="0.128cm" fo:padding-left="0.256cm" fo:padding-right="0.256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4.766cm" fo:padding-top="0.128cm" fo:padding-bottom="0.128cm" fo:padding-left="0.256cm" fo:padding-right="0.256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342cm" fo:min-width="19.385cm" fo:padding-top="0.128cm" fo:padding-bottom="0.128cm" fo:padding-left="0.256cm" fo:padding-right="0.256cm" fo:wrap-option="wrap" draw:shadow-color="#808080"/>
    </style:style>
    <style:style style:name="gr84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false" fo:min-height="11.637cm" fo:min-width="19.597cm" fo:padding-top="0.128cm" fo:padding-bottom="0.128cm" fo:padding-left="0.256cm" fo:padding-right="0.256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53cm" fo:min-width="7.698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2cm" fo:min-width="7.737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7cm" fo:min-width="7.742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7.518cm" fo:padding-top="0.128cm" fo:padding-bottom="0.128cm" fo:padding-left="0.256cm" fo:padding-right="0.256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4.766cm" fo:padding-top="0.128cm" fo:padding-bottom="0.128cm" fo:padding-left="0.256cm" fo:padding-right="0.256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342cm" fo:min-width="20.231cm" fo:padding-top="0.128cm" fo:padding-bottom="0.128cm" fo:padding-left="0.256cm" fo:padding-right="0.256cm" fo:wrap-option="wrap" draw:shadow-color="#808080"/>
    </style:style>
    <style:style style:name="gr91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false" fo:min-height="12.021cm" fo:min-width="23.662cm" fo:padding-top="0.128cm" fo:padding-bottom="0.128cm" fo:padding-left="0.256cm" fo:padding-right="0.256cm" fo:wrap-option="wrap" draw:shadow-color="#808080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53cm" fo:min-width="7.698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2cm" fo:min-width="7.737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7cm" fo:min-width="7.742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7.518cm" fo:padding-top="0.128cm" fo:padding-bottom="0.128cm" fo:padding-left="0.256cm" fo:padding-right="0.256cm" fo:wrap-option="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4.766cm" fo:padding-top="0.128cm" fo:padding-bottom="0.128cm" fo:padding-left="0.256cm" fo:padding-right="0.256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342cm" fo:min-width="16.421cm" fo:padding-top="0.128cm" fo:padding-bottom="0.128cm" fo:padding-left="0.256cm" fo:padding-right="0.256cm" fo:wrap-option="wrap" draw:shadow-color="#808080"/>
    </style:style>
    <style:style style:name="gr98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false" fo:min-height="12.021cm" fo:min-width="19.173cm" fo:padding-top="0.128cm" fo:padding-bottom="0.128cm" fo:padding-left="0.256cm" fo:padding-right="0.256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53cm" fo:min-width="7.698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2cm" fo:min-width="7.737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7cm" fo:min-width="7.742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7.518cm" fo:padding-top="0.128cm" fo:padding-bottom="0.128cm" fo:padding-left="0.256cm" fo:padding-right="0.256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cm" fo:min-width="4.766cm" fo:padding-top="0.128cm" fo:padding-bottom="0.128cm" fo:padding-left="0.256cm" fo:padding-right="0.256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342cm" fo:min-width="16.421cm" fo:padding-top="0.128cm" fo:padding-bottom="0.128cm" fo:padding-left="0.256cm" fo:padding-right="0.256cm" fo:wrap-option="wrap" draw:shadow-color="#808080"/>
    </style:style>
    <style:style style:name="gr105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false" fo:min-height="12.021cm" fo:min-width="20.443cm" fo:padding-top="0.128cm" fo:padding-bottom="0.128cm" fo:padding-left="0.256cm" fo:padding-right="0.256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53cm" fo:min-width="7.698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2cm" fo:min-width="7.737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997cm" fo:min-width="7.742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rl-tb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rl-tb" style:font-independent-line-spacing="true"/>
    </style:style>
    <style:style style:name="P3" style:family="paragraph">
      <style:paragraph-properties fo:margin-left="0cm" fo:margin-right="0cm" fo:line-height="100%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line-height="80%" fo:text-align="end" fo:text-indent="0cm" style:punctuation-wrap="hanging" style:line-break="strict" style:writing-mode="rl-tb"/>
    </style:style>
    <style:style style:name="P6" style:family="paragraph">
      <loext:graphic-properties draw:fill="none" draw:fill-color="#ffffff"/>
      <style:paragraph-properties fo:margin-left="0cm" fo:margin-right="0cm" fo:line-height="80%" fo:text-align="end" fo:text-indent="0cm" style:punctuation-wrap="hanging" style:line-break="strict" style:writing-mode="rl-tb" style:font-independent-line-spacing="true"/>
    </style:style>
    <style:style style:name="P7" style:family="paragraph">
      <style:paragraph-properties fo:margin-left="0cm" fo:margin-right="0cm" fo:margin-top="0.246cm" fo:margin-bottom="0cm" fo:line-height="90%" fo:text-align="end" fo:text-indent="0cm" style:punctuation-wrap="hanging" style:line-break="strict" style:writing-mode="rl-tb"/>
    </style:style>
    <style:style style:name="P8" style:family="paragraph">
      <style:paragraph-properties fo:margin-left="0cm" fo:margin-right="0cm" fo:margin-top="0.246cm" fo:margin-bottom="0cm" fo:line-height="90%" fo:text-align="center" fo:text-indent="0cm" style:punctuation-wrap="hanging" style:line-break="strict" style:writing-mode="rl-tb"/>
    </style:style>
    <style:style style:name="P9" style:family="paragraph">
      <loext:graphic-properties draw:fill="none" draw:fill-color="#ffffff"/>
      <style:paragraph-properties fo:margin-left="0cm" fo:margin-right="0cm" fo:margin-top="0.246cm" fo:margin-bottom="0cm" fo:line-height="90%" fo:text-align="end" fo:text-indent="0cm" style:punctuation-wrap="hanging" style:line-break="strict" style:writing-mode="rl-tb" style:font-independent-line-spacing="true"/>
    </style:style>
    <style:style style:name="P10" style:family="paragraph">
      <style:paragraph-properties fo:margin-left="0.599cm" fo:margin-right="0cm" fo:text-indent="-0.551cm" style:punctuation-wrap="hanging" style:line-break="strict"/>
    </style:style>
    <style:style style:name="P11" style:family="paragraph">
      <loext:graphic-properties draw:fill="none" draw:fill-color="#ffffff"/>
      <style:paragraph-properties fo:margin-left="0.599cm" fo:margin-right="0cm" fo:text-indent="-0.551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text-indent="0cm" style:punctuation-wrap="hanging" style:line-break="strict"/>
    </style:style>
    <style:style style:name="P13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4" style:family="paragraph">
      <loext:graphic-properties draw:fill="solid" draw:fill-color="#ffffff"/>
      <style:paragraph-properties style:writing-mode="lr-tb" style:font-independent-line-spacing="true"/>
    </style:style>
    <style:style style:name="P15" style:family="paragraph">
      <loext:graphic-properties draw:fill="none" draw:fill-color="#ffffff"/>
      <style:paragraph-properties style:writing-mode="lr-tb" style:font-independent-line-spacing="true"/>
    </style:style>
    <style:style style:name="P16" style:family="paragraph">
      <style:paragraph-properties fo:margin-left="0cm" fo:margin-right="0cm" fo:line-height="100%" fo:text-indent="0cm" style:punctuation-wrap="hanging" style:line-break="strict" style:writing-mode="rl-tb"/>
    </style:style>
    <style:style style:name="P1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rl-tb" style:font-independent-line-spacing="true"/>
    </style:style>
    <style:style style:name="P18" style:family="paragraph">
      <style:paragraph-properties fo:margin-left="0cm" fo:margin-right="0cm" fo:line-height="70%" fo:text-align="end" fo:text-indent="0cm" style:punctuation-wrap="hanging" style:line-break="strict" style:writing-mode="rl-tb"/>
    </style:style>
    <style:style style:name="P19" style:family="paragraph">
      <loext:graphic-properties draw:fill="none" draw:fill-color="#ffffff"/>
      <style:paragraph-properties fo:margin-left="0cm" fo:margin-right="0cm" fo:line-height="70%" fo:text-align="end" fo:text-indent="0cm" style:punctuation-wrap="hanging" style:line-break="strict" style:writing-mode="rl-tb" style:font-independent-line-spacing="true"/>
    </style:style>
    <style:style style:name="P20" style:family="paragraph">
      <style:paragraph-properties fo:margin-left="1.521cm" fo:margin-right="0cm" fo:margin-top="0.211cm" fo:margin-bottom="0cm" fo:line-height="100%" fo:text-align="end" fo:text-indent="-1.495cm" style:punctuation-wrap="hanging" style:line-break="strict" style:writing-mode="rl-tb"/>
    </style:style>
    <style:style style:name="P21" style:family="paragraph">
      <style:paragraph-properties fo:margin-left="0cm" fo:margin-right="0cm" fo:margin-top="0.211cm" fo:margin-bottom="0cm" fo:line-height="100%" fo:text-align="end" fo:text-indent="0cm" style:punctuation-wrap="hanging" style:line-break="strict" style:writing-mode="rl-tb"/>
    </style:style>
    <style:style style:name="P22" style:family="paragraph">
      <loext:graphic-properties draw:fill="none" draw:fill-color="#ffffff"/>
      <style:paragraph-properties fo:margin-left="1.521cm" fo:margin-right="0cm" fo:margin-top="0.211cm" fo:margin-bottom="0cm" fo:line-height="100%" fo:text-align="end" fo:text-indent="-1.495cm" style:punctuation-wrap="hanging" style:line-break="strict" style:writing-mode="rl-tb" style:font-independent-line-spacing="true"/>
    </style:style>
    <style:style style:name="P23" style:family="paragraph">
      <style:paragraph-properties fo:margin-left="0.599cm" fo:margin-right="0cm" fo:margin-top="0.246cm" fo:margin-bottom="0cm" fo:line-height="90%" fo:text-align="end" fo:text-indent="-0.586cm" style:punctuation-wrap="hanging" style:line-break="strict" style:writing-mode="rl-tb"/>
    </style:style>
    <style:style style:name="P24" style:family="paragraph">
      <loext:graphic-properties draw:fill="none" draw:fill-color="#ffffff"/>
      <style:paragraph-properties fo:margin-left="0.599cm" fo:margin-right="0cm" fo:margin-top="0.246cm" fo:margin-bottom="0cm" fo:line-height="90%" fo:text-align="end" fo:text-indent="-0.586cm" style:punctuation-wrap="hanging" style:line-break="strict" style:writing-mode="rl-tb" style:font-independent-line-spacing="true"/>
    </style:style>
    <style:style style:name="P25" style:family="paragraph">
      <style:paragraph-properties fo:margin-left="0.899cm" fo:margin-right="0cm" fo:margin-top="0.246cm" fo:margin-bottom="0cm" fo:line-height="100%" fo:text-align="end" fo:text-indent="-0.886cm" style:punctuation-wrap="hanging" style:line-break="strict" style:writing-mode="rl-tb"/>
    </style:style>
    <style:style style:name="P26" style:family="paragraph">
      <style:paragraph-properties fo:margin-left="0cm" fo:margin-right="0cm" fo:margin-top="0.246cm" fo:margin-bottom="0cm" fo:line-height="100%" fo:text-align="end" fo:text-indent="0cm" style:punctuation-wrap="hanging" style:line-break="strict" style:writing-mode="rl-tb"/>
    </style:style>
    <style:style style:name="P27" style:family="paragraph">
      <loext:graphic-properties draw:fill="none" draw:fill-color="#ffffff"/>
      <style:paragraph-properties fo:margin-left="0.899cm" fo:margin-right="0cm" fo:margin-top="0.246cm" fo:margin-bottom="0cm" fo:line-height="100%" fo:text-align="end" fo:text-indent="-0.886cm" style:punctuation-wrap="hanging" style:line-break="strict" style:writing-mode="rl-tb" style:font-independent-line-spacing="true"/>
    </style:style>
    <style:style style:name="P28" style:family="paragraph">
      <style:paragraph-properties fo:margin-left="2.046cm" fo:margin-right="0cm" fo:margin-top="0.246cm" fo:margin-bottom="0cm" fo:line-height="100%" fo:text-align="end" fo:text-indent="-0.768cm" style:punctuation-wrap="hanging" style:line-break="strict" style:writing-mode="rl-tb"/>
    </style:style>
    <style:style style:name="P29" style:family="paragraph">
      <style:paragraph-properties fo:margin-left="0.895cm" fo:margin-right="0cm" fo:margin-top="0.246cm" fo:margin-bottom="0cm" fo:line-height="100%" fo:text-align="end" fo:text-indent="-0.887cm" style:punctuation-wrap="hanging" style:line-break="strict" style:writing-mode="rl-tb"/>
    </style:style>
    <style:style style:name="P30" style:family="paragraph">
      <loext:graphic-properties draw:fill="none" draw:fill-color="#ffffff"/>
      <style:paragraph-properties fo:margin-left="0cm" fo:margin-right="0cm" fo:margin-top="0.246cm" fo:margin-bottom="0cm" fo:line-height="100%" fo:text-align="end" fo:text-indent="0cm" style:punctuation-wrap="hanging" style:line-break="strict" style:writing-mode="rl-tb" style:font-independent-line-spacing="true"/>
    </style:style>
    <style:style style:name="P31" style:family="paragraph">
      <style:paragraph-properties fo:margin-left="0.886cm" fo:margin-right="0cm" fo:margin-top="0.246cm" fo:margin-bottom="0cm" fo:line-height="100%" fo:text-align="end" fo:text-indent="-0.886cm" style:punctuation-wrap="hanging" style:line-break="strict" style:writing-mode="rl-tb"/>
    </style:style>
    <style:style style:name="P32" style:family="paragraph">
      <style:paragraph-properties fo:margin-left="0.895cm" fo:margin-right="0cm" fo:margin-top="0.211cm" fo:margin-bottom="0cm" fo:line-height="100%" fo:text-align="end" fo:text-indent="-0.887cm" style:punctuation-wrap="hanging" style:line-break="strict" style:writing-mode="rl-tb"/>
    </style:style>
    <style:style style:name="P33" style:family="paragraph">
      <loext:graphic-properties draw:fill="none" draw:fill-color="#ffffff"/>
      <style:paragraph-properties fo:margin-left="0cm" fo:margin-right="0cm" fo:margin-top="0.211cm" fo:margin-bottom="0cm" fo:line-height="100%" fo:text-align="end" fo:text-indent="0cm" style:punctuation-wrap="hanging" style:line-break="strict" style:writing-mode="rl-tb" style:font-independent-line-spacing="true"/>
    </style:style>
    <style:style style:name="P34" style:family="paragraph">
      <style:paragraph-properties fo:margin-left="0.908cm" fo:margin-right="0cm" fo:margin-top="0.211cm" fo:margin-bottom="0cm" fo:line-height="100%" fo:text-align="end" fo:text-indent="-0.886cm" style:punctuation-wrap="hanging" style:line-break="strict" style:writing-mode="rl-tb"/>
    </style:style>
    <style:style style:name="P35" style:family="paragraph">
      <loext:graphic-properties draw:fill="none" draw:fill-color="#ffffff"/>
      <style:paragraph-properties fo:margin-left="0.908cm" fo:margin-right="0cm" fo:margin-top="0.211cm" fo:margin-bottom="0cm" fo:line-height="100%" fo:text-align="end" fo:text-indent="-0.886cm" style:punctuation-wrap="hanging" style:line-break="strict" style:writing-mode="rl-tb" style:font-independent-line-spacing="true"/>
    </style:style>
    <style:style style:name="P36" style:family="paragraph">
      <style:paragraph-properties fo:margin-left="1.424cm" fo:margin-right="0cm" fo:margin-top="0.246cm" fo:margin-bottom="0cm" fo:line-height="100%" fo:text-align="end" fo:text-indent="-1.416cm" style:punctuation-wrap="hanging" style:line-break="strict" style:writing-mode="rl-tb"/>
    </style:style>
    <style:style style:name="T1" style:family="text">
      <style:text-properties fo:color="#000000" style:font-name="Arial1" fo:font-size="14pt" fo:language="he" fo:country="IL" style:font-size-asian="14pt" style:language-asian="he" style:country-asian="IL" style:font-size-complex="14pt" style:language-complex="he" style:country-complex="IL"/>
    </style:style>
    <style:style style:name="T2" style:family="text">
      <style:text-properties fo:color="#000000" style:font-name="Arial1"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color="#000000" style:font-name="Arial1" fo:font-size="14pt" fo:language="en" fo:country="GB" style:font-size-asian="14pt" style:language-asian="en" style:country-asian="GB" style:font-size-complex="14pt" style:language-complex="en" style:country-complex="GB"/>
    </style:style>
    <style:style style:name="T4" style:family="text">
      <style:text-properties fo:color="#000000" style:font-name="Arial Narrow1" fo:font-size="48pt" fo:language="he" fo:country="IL" fo:font-weight="bold" style:font-size-asian="48pt" style:language-asian="he" style:country-asian="IL" style:font-weight-asian="bold" style:font-size-complex="48pt" style:language-complex="he" style:country-complex="IL" style:font-weight-complex="bold"/>
    </style:style>
    <style:style style:name="T5" style:family="text">
      <style:text-properties fo:color="#000000" style:font-name="Arial1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6" style:family="text">
      <style:text-properties fo:color="#000000" style:font-name="Arial1" fo:font-size="44pt" fo:language="he" fo:country="IL" style:font-size-asian="44pt" style:language-asian="he" style:country-asian="IL" style:font-size-complex="44pt" style:language-complex="he" style:country-complex="IL"/>
    </style:style>
    <style:style style:name="T7" style:family="text">
      <style:text-properties fo:color="#000000" style:font-name="Arial1" fo:font-size="44pt" fo:language="en" fo:country="US" style:font-size-asian="44pt" style:language-asian="en" style:country-asian="US" style:font-size-complex="44pt" style:language-complex="en" style:country-complex="US"/>
    </style:style>
    <style:style style:name="T8" style:family="text">
      <style:text-properties fo:color="#000000" fo:font-size="12pt" fo:language="en" fo:country="GB" style:font-name-asian="Times New Roman" style:font-size-asian="12pt" style:language-asian="en" style:country-asian="GB" style:font-name-complex="Times New Roman" style:font-size-complex="12pt" style:language-complex="en" style:country-complex="GB"/>
    </style:style>
    <style:style style:name="T9" style:family="text">
      <style:text-properties fo:color="#000000" style:font-name="Arial Narrow1" fo:font-size="44pt" fo:language="he" fo:country="IL" fo:font-weight="bold" style:font-size-asian="44pt" style:language-asian="he" style:country-asian="IL" style:font-weight-asian="bold" style:font-size-complex="44pt" style:language-complex="he" style:country-complex="IL" style:font-weight-complex="bold"/>
    </style:style>
    <style:style style:name="T10" style:family="text">
      <style:text-properties fo:color="#6666ff" style:font-name="Arial1" fo:language="he" fo:country="IL" style:language-asian="he" style:country-asian="IL" style:language-complex="he" style:country-complex="IL"/>
    </style:style>
    <style:style style:name="T11" style:family="text">
      <style:text-properties fo:color="#000000" style:font-name="Arial1" fo:language="he" fo:country="IL" style:language-asian="he" style:country-asian="IL" style:language-complex="he" style:country-complex="IL"/>
    </style:style>
    <style:style style:name="T12" style:family="text">
      <style:text-properties fo:color="#000000" style:font-name="Arial1" fo:language="en" fo:country="US" style:language-asian="en" style:country-asian="US" style:language-complex="en" style:country-complex="US"/>
    </style:style>
    <style:style style:name="T13" style:family="text">
      <style:text-properties fo:color="#000000" style:font-name="Arial1" fo:language="en" fo:country="GB" style:language-asian="en" style:country-asian="GB" style:language-complex="en" style:country-complex="GB"/>
    </style:style>
    <style:style style:name="T14" style:family="text">
      <style:text-properties fo:color="#ccccff" style:font-name="Arial1" fo:language="en" fo:country="GB" style:language-asian="en" style:country-asian="GB" style:language-complex="en" style:country-complex="GB"/>
    </style:style>
    <style:style style:name="T15" style:family="text">
      <style:text-properties fo:color="#ccccff" style:font-name="Arial1" fo:language="en" fo:country="US" style:language-asian="en" style:country-asian="US" style:language-complex="en" style:country-complex="US"/>
    </style:style>
    <style:style style:name="T16" style:family="text">
      <style:text-properties fo:color="#000000" style:font-name="Arial1" fo:font-size="48pt" fo:language="en" fo:country="US" fo:font-weight="bold" style:font-size-asian="48pt" style:language-asian="en" style:country-asian="US" style:font-weight-asian="bold" style:font-size-complex="48pt" style:language-complex="en" style:country-complex="US" style:font-weight-complex="bold"/>
    </style:style>
    <style:style style:name="T17" style:family="text">
      <style:text-properties fo:color="#000000" style:font-name="Arial1" fo:font-size="28pt" fo:language="he" fo:country="IL" style:font-size-asian="28pt" style:language-asian="he" style:country-asian="IL" style:font-size-complex="28pt" style:language-complex="he" style:country-complex="IL"/>
    </style:style>
    <style:style style:name="T18" style:family="text">
      <style:text-properties fo:color="#000000" style:font-name="Arial1" fo:language="en" fo:country="GB" style:font-name-asian="MS PGothic" style:language-asian="en" style:country-asian="GB" style:font-name-complex="MS PGothic" style:language-complex="en" style:country-complex="GB"/>
    </style:style>
    <style:style style:name="T19" style:family="text">
      <style:text-properties fo:color="#000000" style:font-name="Arial1" fo:language="he" fo:country="IL" fo:font-weight="bold" style:language-asian="he" style:country-asian="IL" style:font-weight-asian="bold" style:language-complex="he" style:country-complex="IL" style:font-weight-complex="bold"/>
    </style:style>
    <style:style style:name="T20" style:family="text">
      <style:text-properties fo:color="#000000" style:font-name="Arial Narrow1" fo:font-size="44pt" fo:language="he" fo:country="IL" style:font-size-asian="44pt" style:language-asian="he" style:country-asian="IL" style:font-size-complex="44pt" style:language-complex="he" style:country-complex="IL"/>
    </style:style>
    <style:style style:name="T21" style:family="text">
      <style:text-properties fo:color="#000000" style:text-position="0% 100%" style:font-name="Arial1" fo:font-size="24pt" fo:language="he" fo:country="IL" style:font-name-asian="Arial1" style:font-size-asian="24pt" style:language-asian="he" style:country-asian="IL" style:font-name-complex="Arial1" style:font-size-complex="24pt" style:language-complex="he" style:country-complex="IL"/>
    </style:style>
    <style:style style:name="T22" style:family="text">
      <style:text-properties fo:color="#000000" style:text-position="0% 100%" style:font-name="Arial1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style>
    <style:style style:name="T23" style:family="text">
      <style:text-properties fo:color="#000000" style:text-line-through-style="none" style:text-line-through-type="none" style:text-position="0% 100%" style:font-name="Arial1" fo:font-size="24pt" fo:language="he" fo:country="IL" fo:font-style="normal" fo:text-shadow="none" style:text-underline-style="none" fo:font-weight="normal" style:font-name-asian="Arial1" style:font-size-asian="24pt" style:language-asian="he" style:country-asian="IL" style:font-style-asian="normal" style:font-weight-asian="normal" style:font-name-complex="Arial1" style:font-size-complex="24pt" style:language-complex="he" style:country-complex="IL" style:font-style-complex="normal" style:font-weight-complex="normal" style:font-relief="none"/>
    </style:style>
    <style:style style:name="T24" style:family="text">
      <style:text-properties fo:color="#000000" style:font-name="Arial1" fo:language="en" fo:country="US" fo:font-weight="bold" style:language-asian="en" style:country-asian="US" style:font-weight-asian="bold" style:language-complex="en" style:country-complex="US" style:font-weight-complex="bold"/>
    </style:style>
    <style:style style:name="T25" style:family="text">
      <style:text-properties fo:color="#0000ff" style:font-name="Arial1" fo:language="he" fo:country="IL" fo:font-style="normal" style:language-asian="he" style:country-asian="IL" style:font-style-asian="normal" style:language-complex="he" style:country-complex="IL" style:font-style-complex="normal"/>
    </style:style>
    <style:style style:name="T26" style:family="text">
      <style:text-properties fo:color="#000000" style:font-name="Arial1" fo:language="he" fo:country="IL" fo:font-style="italic" style:language-asian="he" style:country-asian="IL" style:font-style-asian="italic" style:language-complex="he" style:country-complex="IL" style:font-style-complex="italic"/>
    </style:style>
    <style:style style:name="T27" style:family="text">
      <style:text-properties fo:color="#000000" style:font-name="Arial1" fo:language="he" fo:country="IL" fo:font-style="normal" style:language-asian="he" style:country-asian="IL" style:font-style-asian="normal" style:language-complex="he" style:country-complex="IL" style:font-style-complex="normal"/>
    </style:style>
    <style:style style:name="T28" style:family="text">
      <style:text-properties fo:color="#000000" style:font-name="Arial1" fo:language="he" fo:country="IL" fo:font-style="normal" fo:font-weight="bold" style:language-asian="he" style:country-asian="IL" style:font-style-asian="normal" style:font-weight-asian="bold" style:language-complex="he" style:country-complex="IL" style:font-style-complex="normal" style:font-weight-complex="bold"/>
    </style:style>
    <style:style style:name="T29" style:family="text">
      <style:text-properties fo:color="#000000" style:font-name="Arial1" fo:language="he" fo:country="IL" fo:font-style="italic" fo:font-weight="bold" style:language-asian="he" style:country-asian="IL" style:font-style-asian="italic" style:font-weight-asian="bold" style:language-complex="he" style:country-complex="IL" style:font-style-complex="italic" style:font-weight-complex="bold"/>
    </style:style>
    <style:style style:name="T30" style:family="text">
      <style:text-properties fo:color="#0000ff" style:font-name="Arial1" fo:language="en" fo:country="GB" fo:font-weight="normal" style:language-asian="en" style:country-asian="GB" style:font-weight-asian="normal" style:language-complex="en" style:country-complex="GB" style:font-weight-complex="normal"/>
    </style:style>
    <style:style style:name="T31" style:family="text">
      <style:text-properties fo:color="#000000" style:font-name="Arial1" fo:language="en" fo:country="GB" fo:font-weight="bold" style:language-asian="en" style:country-asian="GB" style:font-weight-asian="bold" style:language-complex="en" style:country-complex="GB" style:font-weight-complex="bold"/>
    </style:style>
    <style:style style:name="T32" style:family="text">
      <style:text-properties fo:color="#000000" style:font-name="Arial1" fo:language="en" fo:country="GB" fo:font-weight="normal" style:language-asian="en" style:country-asian="GB" style:font-weight-asian="normal" style:language-complex="en" style:country-complex="GB" style:font-weight-complex="normal"/>
    </style:style>
    <style:style style:name="T33" style:family="text">
      <style:text-properties fo:color="#000000" style:font-name="Arial1" fo:language="en" fo:country="GB" fo:font-style="italic" fo:font-weight="normal" style:language-asian="en" style:country-asian="GB" style:font-style-asian="italic" style:font-weight-asian="normal" style:language-complex="en" style:country-complex="GB" style:font-style-complex="italic" style:font-weight-complex="normal"/>
    </style:style>
    <style:style style:name="T34" style:family="text">
      <style:text-properties fo:color="#0000ff" style:font-name="Arial1" fo:language="en" fo:country="GB" style:language-asian="en" style:country-asian="GB" style:language-complex="en" style:country-complex="GB"/>
    </style:style>
    <style:style style:name="T35" style:family="text">
      <style:text-properties style:use-window-font-color="true" style:font-name="Arial1" fo:language="en" fo:country="GB" style:language-asian="en" style:country-asian="GB" style:language-complex="en" style:country-complex="GB"/>
    </style:style>
    <style:style style:name="T36" style:family="text">
      <style:text-properties style:use-window-font-color="true" style:font-name="Arial1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37" style:family="text">
      <style:text-properties fo:color="#000000" style:font-name="Arial1" fo:language="ar" fo:country="AE" style:language-asian="ar" style:country-asian="AE" style:language-complex="ar" style:country-complex="AE"/>
    </style:style>
    <style:style style:name="T38" style:family="text">
      <style:text-properties fo:color="#3333ff" style:font-name="Arial1" fo:language="he" fo:country="IL" style:language-asian="he" style:country-asian="IL" style:language-complex="he" style:country-complex="IL"/>
    </style:style>
    <style:style style:name="T39" style:family="text">
      <style:text-properties fo:color="#3333ff" style:font-name="Arial1"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6666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">
        <style:list-level-properties text:space-before="0.022cm" text:min-label-width="1.494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">
        <style:list-level-properties text:space-before="0.022cm" text:min-label-width="1.494cm"/>
        <style:text-properties fo:font-family="Wingdings" style:font-pitch="variable" style:font-charset="x-symbol" fo:color="#5f5f5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">
        <style:list-level-properties text:min-label-width="0.59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">
        <style:list-level-properties text:min-label-width="0.89cm"/>
        <style:text-properties fo:font-family="Wingdings" style:font-pitch="variable" style:font-charset="x-symbol" fo:color="#5f5f5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">
        <style:list-level-properties text:min-label-width="0.5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suffix=")" style:num-format="1">
        <style:list-level-properties text:min-label-width="0.886cm"/>
        <style:text-properties fo:color="#5f5f5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suffix=")" style:num-format="1">
        <style:list-level-properties text:space-before="0.013cm" text:min-label-width="0.886cm"/>
        <style:text-properties fo:color="#5f5f5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">
        <style:list-level-properties text:space-before="0.013cm" text:min-label-width="0.886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suffix=")" style:num-format="1">
        <style:list-level-properties text:min-label-width="0.886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3333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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">
        <style:list-level-properties text:min-label-width="0.886cm"/>
        <style:text-properties fo:font-family="Wingdings" style:font-pitch="variable" style:font-charset="x-symbol" fo:color="#5f5f5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bullet text:level="1" text:bullet-char="">
        <style:list-level-properties text:min-label-width="1.415cm"/>
        <style:text-properties fo:font-family="Wingdings" style:font-pitch="variable" style:font-charset="x-symbol" fo:color="#5f5f5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draw:custom-shape draw:style-name="gr1" draw:text-style-name="P2" draw:layer="layout" svg:width="8.03cm" svg:height="1.256cm" svg:x="8.678cm" svg:y="17.357cm">
          <text:list text:style-name="L1">
            <text:list-header>
              <text:p text:style-name="P1"><text:span text:style-name="T1">תכנות מונחה עצמים - שיעור</text:span><text:span text:style-name="T2"> 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5.279cm" svg:height="1.256cm" svg:x="1.058cm" svg:y="17.357cm">
          <text:list text:style-name="L1">
            <text:list-header>
              <text:p text:style-name="P3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22.477cm" svg:height="4.021cm" svg:x="0.423cm" svg:y="0.847cm">
          <text:list text:style-name="L1">
            <text:list-header>
              <text:p text:style-name="P5"><text:span text:style-name="T4">מבוא לתכנות מונחה עצמי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9" draw:layer="layout" svg:width="21.846cm" svg:height="12.193cm" svg:x="2.54cm" svg:y="4.824cm">
          <text:list text:style-name="L1">
            <text:list-header>
              <text:p text:style-name="P7"><text:span text:style-name="T5"/></text:p>
              <text:p text:style-name="P8"><text:span text:style-name="T6">שיעור </text:span><text:span text:style-name="T6">1</text:span><text:span text:style-name="T6"> – היכרות ומבוא כללי</text:span><text:span text:style-name="T7"> </text:span></text:p>
              <text:p text:style-name="P8"><text:span text:style-name="T7"/></text:p>
              <text:p text:style-name="P8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5" draw:text-style-name="P11" draw:layer="layout" svg:width="8.198cm" svg:height="1.213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1" draw:layer="layout" svg:width="8.237cm" svg:height="1.252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13" draw:layer="layout" svg:width="8.242cm" svg:height="1.257cm" svg:x="0cm" svg:y="24.13cm">
            <text:list text:style-name="L1">
              <text:list-header>
                <text:p text:style-name="P1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9" draw:text-style-name="P15" draw:layer="layout" svg:width="13.961cm" svg:height="11.421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use-date-time-name="dtd1">
        <draw:custom-shape draw:style-name="gr10" draw:text-style-name="P2" draw:layer="layout" svg:width="8.03cm" svg:height="1.256cm" svg:x="8.467cm" svg:y="17.357cm">
          <text:list text:style-name="L1">
            <text:list-header>
              <text:p text:style-name="P1"><text:span text:style-name="T1">תכנות מונחה עצמים - שיעור</text:span><text:span text:style-name="T2"> 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7" draw:layer="layout" svg:width="5.278cm" svg:height="1.256cm" svg:x="0.635cm" svg:y="17.357cm">
          <text:list text:style-name="L1">
            <text:list-header>
              <text:p text:style-name="P1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9" draw:layer="layout" svg:width="16.933cm" svg:height="3.598cm" svg:x="0.212cm" svg:y="1.27cm">
          <text:list text:style-name="L1">
            <text:list-header>
              <text:p text:style-name="P18"><text:span text:style-name="T9">על הקורס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2" draw:layer="layout" svg:width="23.284cm" svg:height="12.347cm" svg:x="0.573cm" svg:y="4.123cm">
          <text:list text:style-name="L2">
            <text:list-header>
              <text:p text:style-name="P20"><text:span text:style-name="T10"/></text:p>
            </text:list-header>
          </text:list>
          <text:list text:style-name="L3">
            <text:list-item>
              <text:p text:style-name="P21"><text:span text:style-name="T11">מטרה: הקניית יכולות תכנון ופיתוח מערכות תוכנה מורכבות</text:span></text:p>
            </text:list-item>
            <text:list-item>
              <text:p text:style-name="P21"><text:span text:style-name="T11">אמצעים</text:span><text:span text:style-name="T12">: </text:span><text:span text:style-name="T11">כלים טובים ועבודה קשה</text:span><text:span text:style-name="T13">.</text:span></text:p>
            </text:list-item>
          </text:list>
          <text:list text:style-name="L1">
            <text:list-header>
              <text:p text:style-name="P20"><text:span text:style-name="T11"/></text:p>
            </text:list-header>
          </text:list>
          <text:list text:style-name="L3">
            <text:list-item>
              <text:p text:style-name="P21"><text:span text:style-name="T11">מרצה אחראי: פרופ' בעז בן משה</text:span><text:span text:style-name="T12"> </text:span><text:span text:style-name="T13"><text:s text:c="2"/></text:span><text:span text:style-name="T14"><text:a xlink:href="mailto:benmo@g.ariel.ac.il" xlink:type="simple">benmo@g.ariel.ac.il</text:a></text:span></text:p>
            </text:list-item>
            <text:list-item>
              <text:p text:style-name="P21"><text:span text:style-name="T11">מרצים נוספים</text:span><text:span text:style-name="T13">: <text:s/></text:span><text:span text:style-name="T11">ד"ר אראל סגל-הלוי, אודי לביא</text:span></text:p>
            </text:list-item>
            <text:list-item>
              <text:p text:style-name="P21"><text:span text:style-name="T11">תירגולים: רויטל מרבל, ספי ארליך</text:span></text:p>
            </text:list-item>
          </text:list>
          <text:list text:style-name="L4">
            <text:list-item>
              <text:p text:style-name="P21"><text:span text:style-name="T11">אתר הקורס</text:span><text:span text:style-name="T12">: </text:span><text:span text:style-name="T15"><text:a xlink:href="https://moodlearn.ariel.ac.il/course/view.php?id=57796" xlink:type="simple">https://moodlearn.ariel.ac.il/course/view.php?id=57796</text:a></text:span></text:p>
            </text:list-item>
            <text:list-item>
              <text:p text:style-name="P21"><text:span text:style-name="T11">שעות קבלה: בועז - יום רביעי </text:span><text:span text:style-name="T11">9-11</text:span><text:span text:style-name="T11"> , בחדר </text:span><text:span text:style-name="T11">5.2.11</text:span><text:span text:style-name="T12"><text:line-break/></text:span><text:span text:style-name="T11">אראל – אחרי השיעור, בכיתה או בחדר </text:span><text:span text:style-name="T11">11.3.13D</text:span><text:span text:style-name="T12">.</text:span></text:p>
            </text:list-item>
          </text:list>
          <text:list text:style-name="L1">
            <text:list-header>
              <text:p text:style-name="P20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14" draw:text-style-name="P11" draw:layer="layout" svg:width="8.198cm" svg:height="1.213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" draw:text-style-name="P11" draw:layer="layout" svg:width="8.237cm" svg:height="1.252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13" draw:layer="layout" svg:width="8.242cm" svg:height="1.257cm" svg:x="0cm" svg:y="24.13cm">
            <text:list text:style-name="L1">
              <text:list-header>
                <text:p text:style-name="P1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17" draw:text-style-name="P15" draw:layer="layout" svg:width="13.961cm" svg:height="11.681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use-date-time-name="dtd1">
        <draw:custom-shape draw:style-name="gr18" draw:text-style-name="P2" draw:layer="layout" svg:width="8.03cm" svg:height="1.256cm" svg:x="8.467cm" svg:y="17.357cm">
          <text:list text:style-name="L1">
            <text:list-header>
              <text:p text:style-name="P1"><text:span text:style-name="T1">תכנות מונחה עצמים - שיעור</text:span><text:span text:style-name="T2"> 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7" draw:layer="layout" svg:width="5.278cm" svg:height="1.256cm" svg:x="0.635cm" svg:y="17.357cm">
          <text:list text:style-name="L1">
            <text:list-header>
              <text:p text:style-name="P1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9" draw:layer="layout" svg:width="20.871cm" svg:height="3.598cm" svg:x="0.212cm" svg:y="1.27cm">
          <text:list text:style-name="L1">
            <text:list-header>
              <text:p text:style-name="P18"><text:span text:style-name="T9">שיעור </text:span><text:span text:style-name="T9">1</text:span><text:span text:style-name="T9"> – סדר יו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4" draw:layer="layout" svg:width="18.794cm" svg:height="7.532cm" svg:x="3.303cm" svg:y="6.094cm">
          <text:list text:style-name="L1">
            <text:list-header>
              <text:p text:style-name="P23"><text:span text:style-name="T16"/></text:p>
            </text:list-header>
          </text:list>
          <text:list text:style-name="L5">
            <text:list-item>
              <text:p text:style-name="P7"><text:span text:style-name="T17">חלק א. היכרות</text:span></text:p>
            </text:list-item>
            <text:list-item>
              <text:p text:style-name="P7"><text:span text:style-name="T17">חלק ב. מבוא לקורס: מתיכנות להנדסת-תוכנה</text:span></text:p>
            </text:list-item>
            <text:list-item>
              <text:p text:style-name="P7"><text:span text:style-name="T17">חלק ג. תיכנון מונחה עצמים: תרגיל כיתה</text:span></text:p>
            </text:list-item>
            <text:list-item>
              <text:p text:style-name="P7"><text:span text:style-name="T17">חלק ד. מטלות הקורס, מטלה </text:span><text:span text:style-name="T17">0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22" draw:text-style-name="P11" draw:layer="layout" svg:width="8.198cm" svg:height="1.213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" draw:text-style-name="P11" draw:layer="layout" svg:width="8.237cm" svg:height="1.252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" draw:text-style-name="P13" draw:layer="layout" svg:width="8.242cm" svg:height="1.257cm" svg:x="0cm" svg:y="24.13cm">
            <text:list text:style-name="L1">
              <text:list-header>
                <text:p text:style-name="P1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17" draw:text-style-name="P15" draw:layer="layout" svg:width="13.961cm" svg:height="11.681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use-date-time-name="dtd1">
        <draw:custom-shape draw:style-name="gr25" draw:text-style-name="P2" draw:layer="layout" svg:width="8.03cm" svg:height="1.256cm" svg:x="8.467cm" svg:y="17.357cm">
          <text:list text:style-name="L1">
            <text:list-header>
              <text:p text:style-name="P1"><text:span text:style-name="T1">תכנות מונחה עצמים - שיעור</text:span><text:span text:style-name="T2"> 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7" draw:layer="layout" svg:width="5.278cm" svg:height="1.256cm" svg:x="0.635cm" svg:y="17.357cm">
          <text:list text:style-name="L1">
            <text:list-header>
              <text:p text:style-name="P1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9" draw:layer="layout" svg:width="16.933cm" svg:height="3.598cm" svg:x="0.212cm" svg:y="1.27cm">
          <text:list text:style-name="L1">
            <text:list-header>
              <text:p text:style-name="P18"><text:span text:style-name="T9">שלום שנה ב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7" xml:id="id1" draw:id="id1" draw:layer="layout" svg:width="20.743cm" svg:height="11.43cm" svg:x="0.212cm" svg:y="5.503cm">
          <text:list text:style-name="L1">
            <text:list-header>
              <text:p text:style-name="P25"><text:span text:style-name="T12"/></text:p>
            </text:list-header>
          </text:list>
          <text:list text:style-name="L6">
            <text:list-item>
              <text:p xml:id="id2" text:id="id2" text:style-name="P26"><text:span text:style-name="T11">מי מתכנת ב</text:span><text:span text:style-name="T12">: <text:s/></text:span><text:span text:style-name="T12">Java? C? C++? C#? Basic? Perl? PHP? Python? HTML? Javascript? Shakespeare</text:span></text:p>
            </text:list-item>
            <text:list-item>
              <text:p xml:id="id3" text:id="id3" text:style-name="P26"><text:span text:style-name="T18">מי עובד ב: </text:span><text:span text:style-name="T18">Linux? Mac? Windows</text:span><text:span text:style-name="T18">?</text:span></text:p>
            </text:list-item>
            <text:list-item>
              <text:p xml:id="id4" text:id="id4" text:style-name="P26"><text:span text:style-name="T11">מי אוהב לתכנת? מי מתכנת בעבודה? בשעות הפנאי</text:span><text:span text:style-name="T12">?</text:span></text:p>
            </text:list-item>
          </text:list>
          <text:list text:style-name="L1">
            <text:list-header>
              <text:p text:style-name="P25"><text:span text:style-name="T12"/></text:p>
            </text:list-header>
          </text:list>
          <text:list text:style-name="L6">
            <text:list-item>
              <text:p xml:id="id5" text:id="id5" text:style-name="P26"><text:span text:style-name="T11">מה אתם זוכרים מ</text:span><text:span text:style-name="T19">מבוא לחישוב</text:span><text:span text:style-name="T12">: </text:span></text:p>
            </text:list-item>
            <text:list-item>
              <text:p xml:id="id6" text:id="id6" text:style-name="P26"><text:span text:style-name="T12"><text:s text:c="6"/></text:span><text:span text:style-name="T11">מחלקות, אובייקטים, קובצי טקסט, טיפול בשגיאות</text:span><text:span text:style-name="T12">?</text:span></text:p>
            </text:list-item>
            <text:list-item>
              <text:p xml:id="id7" text:id="id7" text:style-name="P26"><text:span text:style-name="T11">מה אתם זוכרים מ</text:span><text:span text:style-name="T19">מבנה נתונים</text:span><text:span text:style-name="T12">:</text:span></text:p>
            </text:list-item>
            <text:list-item>
              <text:p xml:id="id8" text:id="id8" text:style-name="P26"><text:span text:style-name="T12"><text:s text:c="6"/></text:span><text:span text:style-name="T11">עצים בינאריים</text:span><text:span text:style-name="T12">, </text:span><text:span text:style-name="T12">Hashtable, Iterators</text:span><text:span text:style-name="T12"> 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29" draw:text-style-name="P11" draw:layer="layout" svg:width="8.198cm" svg:height="1.213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0" draw:text-style-name="P11" draw:layer="layout" svg:width="8.237cm" svg:height="1.252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1" draw:text-style-name="P13" draw:layer="layout" svg:width="8.242cm" svg:height="1.257cm" svg:x="0cm" svg:y="24.13cm">
            <text:list text:style-name="L1">
              <text:list-header>
                <text:p text:style-name="P1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17" draw:text-style-name="P15" draw:layer="layout" svg:width="13.961cm" svg:height="11.681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Default" presentation:use-date-time-name="dtd1">
        <draw:custom-shape draw:style-name="gr32" draw:text-style-name="P2" draw:layer="layout" svg:width="8.03cm" svg:height="1.256cm" svg:x="8.467cm" svg:y="17.357cm">
          <text:list text:style-name="L1">
            <text:list-header>
              <text:p text:style-name="P1"><text:span text:style-name="T1">תכנות מונחה עצמים - שיעור</text:span><text:span text:style-name="T2"> 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7" draw:layer="layout" svg:width="5.278cm" svg:height="1.256cm" svg:x="0.635cm" svg:y="17.357cm">
          <text:list text:style-name="L1">
            <text:list-header>
              <text:p text:style-name="P1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9" draw:layer="layout" svg:width="19.473cm" svg:height="3.598cm" svg:x="0.212cm" svg:y="1.27cm">
          <text:list text:style-name="L1">
            <text:list-header>
              <text:p text:style-name="P18"><text:span text:style-name="T20">מ</text:span><text:span text:style-name="T9">תיכנות</text:span><text:span text:style-name="T20"> ל</text:span><text:span text:style-name="T9">הנדסת תוכנה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30" draw:layer="layout" svg:width="19.685cm" svg:height="11.43cm" svg:x="3.303cm" svg:y="4.824cm">
          <text:list text:style-name="L7">
            <text:list-item>
              <text:p xml:id="id9" text:id="id9" text:style-name="P26"><text:span text:style-name="T11">מערכות</text:span><text:span text:style-name="T12"> </text:span><text:span text:style-name="T11">תוכנה</text:span><text:span text:style-name="T12"> </text:span><text:span text:style-name="T11">גדולות</text:span><text:span text:style-name="T12"> </text:span><text:span text:style-name="T11">הן</text:span><text:span text:style-name="T12"> </text:span><text:span text:style-name="T19">מורכבות</text:span><text:span text:style-name="T12"> </text:span><text:span text:style-name="T11">מאד</text:span><text:span text:style-name="T12"> </text:span><text:span text:style-name="T11">מאד</text:span></text:p>
            </text:list-item>
          </text:list>
          <text:list text:style-name="L1">
            <text:list-header>
              <text:p xml:id="id10" text:id="id10" text:style-name="P26"><text:span text:style-name="T21"><text:s text:c="9"/>מיליוני</text:span><text:span text:style-name="T22"> </text:span><text:span text:style-name="T21">שורות</text:span><text:span text:style-name="T22"> </text:span><text:span text:style-name="T21">קוד</text:span></text:p>
            </text:list-header>
          </text:list>
          <text:list text:style-name="L7">
            <text:list-item>
              <text:p xml:id="id11" text:id="id11" text:style-name="P26"><text:span text:style-name="T11">אנשים</text:span><text:span text:style-name="T12"> </text:span><text:span text:style-name="T11">מצפים</text:span><text:span text:style-name="T12"> </text:span><text:span text:style-name="T11">מתוכנה</text:span><text:span text:style-name="T12"> </text:span><text:span text:style-name="T11">להיות</text:span><text:span text:style-name="T12"> </text:span><text:span text:style-name="T11">חדשנית</text:span><text:span text:style-name="T12"> </text:span><text:span text:style-name="T19">ועדכנית</text:span></text:p>
            </text:list-item>
          </text:list>
          <text:list text:style-name="L1">
            <text:list-header>
              <text:p xml:id="id12" text:id="id12" text:style-name="P26"><text:span text:style-name="T21"><text:s text:c="10"/>אי</text:span><text:span text:style-name="T22"> </text:span><text:span text:style-name="T21">ודאות</text:span><text:span text:style-name="T22"> </text:span><text:span text:style-name="T21">גדולה</text:span><text:span text:style-name="T22"> (</text:span><text:span text:style-name="T21">לעומת</text:span><text:span text:style-name="T22"> </text:span><text:span text:style-name="T21">הנדסת</text:span><text:span text:style-name="T22"> </text:span><text:span text:style-name="T21">בניין</text:span><text:span text:style-name="T22"> </text:span><text:span text:style-name="T21">למשל</text:span><text:span text:style-name="T22">)‏</text:span></text:p>
            </text:list-header>
          </text:list>
          <text:list text:style-name="L7">
            <text:list-item>
              <text:p xml:id="id13" text:id="id13" text:style-name="P26"><text:span text:style-name="T11">אנשים</text:span><text:span text:style-name="T12"> </text:span><text:span text:style-name="T11">מצפים</text:span><text:span text:style-name="T12"> </text:span><text:span text:style-name="T11">מתוכנה</text:span><text:span text:style-name="T12"> </text:span><text:span text:style-name="T11">להתמודד</text:span><text:span text:style-name="T12"> </text:span><text:span text:style-name="T11">עם</text:span><text:span text:style-name="T12"> </text:span><text:span text:style-name="T19">תקלות</text:span><text:span text:style-name="T12"> </text:span></text:p>
            </text:list-item>
          </text:list>
          <text:list text:style-name="L1">
            <text:list-header>
              <text:p xml:id="id14" text:id="id14" text:style-name="P26"><text:span text:style-name="T21"><text:s text:c="10"/>טעויות</text:span><text:span text:style-name="T22"> </text:span><text:span text:style-name="T21">משתמש</text:span><text:span text:style-name="T22">, </text:span><text:span text:style-name="T21">תקלות</text:span><text:span text:style-name="T22"> </text:span><text:span text:style-name="T21">חומרה</text:span><text:span text:style-name="T22">, </text:span><text:span text:style-name="T21">תקלות</text:span><text:span text:style-name="T22"> </text:span><text:span text:style-name="T21">תיכנות <text:s/></text:span></text:p>
            </text:list-header>
          </text:list>
          <text:list text:style-name="L8">
            <text:list-item>
              <text:list>
                <text:list-header>
                  <text:p text:style-name="P28"><text:span text:style-name="T23"/></text:p>
                </text:list-header>
              </text:list>
            </text:list-item>
          </text:list>
          <text:list text:style-name="L1">
            <text:list-header>
              <text:p xml:id="id15" text:id="id15" text:style-name="P26"><text:span text:style-name="T11">תיכנון</text:span><text:span text:style-name="T12"> </text:span><text:span text:style-name="T11">נכון</text:span><text:span text:style-name="T12"> </text:span><text:span text:style-name="T11">משפיע</text:span><text:span text:style-name="T12"> </text:span><text:span text:style-name="T11">באופן</text:span><text:span text:style-name="T12"> </text:span><text:span text:style-name="T11">דרמטי</text:span><text:span text:style-name="T12"> </text:span><text:span text:style-name="T11">על</text:span><text:span text:style-name="T12"> </text:span><text:span text:style-name="T19">זמן</text:span><text:span text:style-name="T24"> </text:span><text:span text:style-name="T11">הפיתוח</text:span><text:span text:style-name="T12"> </text:span><text:span text:style-name="T19">ואיכותו</text:span><text:span text:style-name="T12">.</text:span></text:p>
              <text:p xml:id="id16" text:id="id16" text:style-name="P26"><text:span text:style-name="T11"><text:s text:c="5"/>בפיתוח</text:span><text:span text:style-name="T12"> </text:span><text:span text:style-name="T11">תוכנה</text:span><text:span text:style-name="T12"> </text:span><text:span text:style-name="T19">זמן</text:span><text:span text:style-name="T24"> = </text:span><text:span text:style-name="T19">כסף</text:span><text:span text:style-name="T12">.</text:span></text:p>
              <text:p text:style-name="P26"><text:span text:style-name="T12"/></text:p>
              <text:p text:style-name="P2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36" draw:text-style-name="P11" draw:layer="layout" svg:width="8.198cm" svg:height="1.213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7" draw:text-style-name="P11" draw:layer="layout" svg:width="8.237cm" svg:height="1.252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8" draw:text-style-name="P13" draw:layer="layout" svg:width="8.242cm" svg:height="1.257cm" svg:x="0cm" svg:y="24.13cm">
            <text:list text:style-name="L1">
              <text:list-header>
                <text:p text:style-name="P1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17" draw:text-style-name="P15" draw:layer="layout" svg:width="13.961cm" svg:height="11.681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use-date-time-name="dtd1">
        <draw:custom-shape draw:style-name="gr39" draw:text-style-name="P2" draw:layer="layout" svg:width="8.03cm" svg:height="1.256cm" svg:x="8.467cm" svg:y="17.357cm">
          <text:list text:style-name="L1">
            <text:list-header>
              <text:p text:style-name="P1"><text:span text:style-name="T1">תכנות מונחה עצמים - שיעור</text:span><text:span text:style-name="T2"> 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7" draw:layer="layout" svg:width="5.278cm" svg:height="1.256cm" svg:x="0.635cm" svg:y="17.357cm">
          <text:list text:style-name="L1">
            <text:list-header>
              <text:p text:style-name="P1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9" draw:layer="layout" svg:width="24.681cm" svg:height="3.598cm" svg:x="0.212cm" svg:y="1.27cm">
          <text:list text:style-name="L1">
            <text:list-header>
              <text:p text:style-name="P18"><text:span text:style-name="T9">התמודדות עם מורכבות של תוכנה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30" xml:id="id17" draw:id="id17" draw:layer="layout" svg:width="22.86cm" svg:height="11.43cm" svg:x="1.526cm" svg:y="4.824cm">
          <text:list text:style-name="L9">
            <text:list-item>
              <text:p xml:id="id18" text:id="id18" text:style-name="P26"><text:span text:style-name="T11">פירוק</text:span><text:span text:style-name="T12"> </text:span><text:span text:style-name="T11">לרכיבים</text:span><text:span text:style-name="T12"> </text:span><text:span text:style-name="T11">קטנים</text:span><text:span text:style-name="T12">.</text:span></text:p>
            </text:list-item>
            <text:list-item>
              <text:p xml:id="id19" text:id="id19" text:style-name="P26"><text:span text:style-name="T11">הפרדה</text:span><text:span text:style-name="T12"> </text:span><text:span text:style-name="T11">בין</text:span><text:span text:style-name="T12"> </text:span><text:span text:style-name="T11">רכיבים</text:span><text:span text:style-name="T12"> </text:span><text:span text:style-name="T11">שונים</text:span><text:span text:style-name="T12"> – </text:span><text:span text:style-name="T11">כל</text:span><text:span text:style-name="T12"> </text:span><text:span text:style-name="T11">רכיב</text:span><text:span text:style-name="T12"> </text:span><text:span text:style-name="T11">עומד</text:span><text:span text:style-name="T12"> </text:span><text:span text:style-name="T11">בפני</text:span><text:span text:style-name="T12"> </text:span><text:span text:style-name="T11">עצמו</text:span><text:span text:style-name="T12">.</text:span></text:p>
            </text:list-item>
            <text:list-item>
              <text:p xml:id="id20" text:id="id20" text:style-name="P26"><text:span text:style-name="T11">תיעוד</text:span><text:span text:style-name="T12"> כל רכיב בנפרד וכולם יחד.</text:span></text:p>
            </text:list-item>
            <text:list-item>
              <text:p xml:id="id21" text:id="id21" text:style-name="P26"><text:span text:style-name="T11">בדיקת</text:span><text:span text:style-name="T12"> </text:span><text:span text:style-name="T11">כל</text:span><text:span text:style-name="T12"> </text:span><text:span text:style-name="T11">רכיב</text:span><text:span text:style-name="T12"> </text:span><text:span text:style-name="T11">בנפרד</text:span><text:span text:style-name="T12"> וכולם יחד.</text:span></text:p>
            </text:list-item>
            <text:list-item>
              <text:p xml:id="id22" text:id="id22" text:style-name="P26"><text:span text:style-name="T11">תיכנות</text:span><text:span text:style-name="T12"> “</text:span><text:span text:style-name="T11">מתגונן</text:span><text:span text:style-name="T12">” -- </text:span><text:span text:style-name="T11">להתכונן</text:span><text:span text:style-name="T12"> </text:span><text:span text:style-name="T11">מראש</text:span><text:span text:style-name="T12"> </text:span><text:span text:style-name="T11">לשגיאות</text:span><text:span text:style-name="T12"> </text:span><text:span text:style-name="T11">של</text:span><text:span text:style-name="T12"> </text:span><text:span text:style-name="T11">מפתחים</text:span><text:span text:style-name="T12"> </text:span><text:span text:style-name="T11">אחרים</text:span><text:span text:style-name="T12">.</text:span><text:span text:style-name="T12"><text:line-break/></text:span><text:span text:style-name="T12">“</text:span><text:span text:style-name="T11">לפני</text:span><text:span text:style-name="T12"> </text:span><text:span text:style-name="T11">עוור</text:span><text:span text:style-name="T12"> </text:span><text:span text:style-name="T11">לא</text:span><text:span text:style-name="T12"> </text:span><text:span text:style-name="T11">תתן</text:span><text:span text:style-name="T12"> </text:span><text:span text:style-name="T11">מכשול</text:span><text:span text:style-name="T12">”.</text:span></text:p>
            </text:list-item>
            <text:list-item>
              <text:p xml:id="id23" text:id="id23" text:style-name="P26"><text:span text:style-name="T11">שימוש</text:span><text:span text:style-name="T12"> </text:span><text:span text:style-name="T11">ברכיבים</text:span><text:span text:style-name="T12"> </text:span><text:span text:style-name="T11">קיימים</text:span><text:span text:style-name="T12"> </text:span><text:span text:style-name="T11">ובדוקים</text:span><text:span text:style-name="T12"> – </text:span><text:span text:style-name="T11">קוד</text:span><text:span text:style-name="T12"> </text:span><text:span text:style-name="T11">פתוח</text:span><text:span text:style-name="T12">. לימוד תמידי.</text:span><text:span text:style-name="T12"><text:line-break/></text:span><text:span text:style-name="T12">“ישמע חכם ויוסף לקח”.</text:span></text:p>
            </text:list-item>
          </text:list>
          <text:list text:style-name="L10">
            <text:list-header>
              <text:p text:style-name="P31"><text:span text:style-name="T12"/></text:p>
            </text:list-header>
          </text:list>
          <text:list text:style-name="L1">
            <text:list-header>
              <text:p text:style-name="P2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43" draw:text-style-name="P11" draw:layer="layout" svg:width="8.198cm" svg:height="1.213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4" draw:text-style-name="P11" draw:layer="layout" svg:width="8.237cm" svg:height="1.252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5" draw:text-style-name="P13" draw:layer="layout" svg:width="8.242cm" svg:height="1.257cm" svg:x="0cm" svg:y="24.13cm">
            <text:list text:style-name="L1">
              <text:list-header>
                <text:p text:style-name="P1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17" draw:text-style-name="P15" draw:layer="layout" svg:width="13.961cm" svg:height="11.681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Default" presentation:use-date-time-name="dtd1">
        <draw:custom-shape draw:style-name="gr46" draw:text-style-name="P2" draw:layer="layout" svg:width="8.03cm" svg:height="1.256cm" svg:x="8.467cm" svg:y="17.357cm">
          <text:list text:style-name="L1">
            <text:list-header>
              <text:p text:style-name="P1"><text:span text:style-name="T1">תכנות מונחה עצמים - שיעור</text:span><text:span text:style-name="T2"> 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7" draw:layer="layout" svg:width="5.278cm" svg:height="1.256cm" svg:x="0.635cm" svg:y="17.357cm">
          <text:list text:style-name="L1">
            <text:list-header>
              <text:p text:style-name="P1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9" draw:layer="layout" svg:width="19.897cm" svg:height="3.598cm" svg:x="5.08cm" svg:y="1.226cm">
          <text:list text:style-name="L1">
            <text:list-header>
              <text:p text:style-name="P18"><text:span text:style-name="T9">עקרונות תיכנון מונחה עצמי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33" xml:id="id24" draw:id="id24" draw:layer="layout" svg:width="21.127cm" svg:height="11.893cm" svg:x="3.302cm" svg:y="4.572cm">
          <text:list text:style-name="L9">
            <text:list-item>
              <text:p xml:id="id25" text:id="id25" text:style-name="P21"><text:span text:style-name="T25">כימוס (</text:span><text:span text:style-name="T25">encapsulation</text:span><text:span text:style-name="T25">):</text:span><text:span text:style-name="T26"><text:line-break/></text:span><text:span text:style-name="T27">שילוב בין </text:span><text:span text:style-name="T28">מצב</text:span><text:span text:style-name="T27"> ל</text:span><text:span text:style-name="T28">התנהגות</text:span><text:span text:style-name="T27">. <text:s/></text:span><text:span text:style-name="T27"><text:line-break/></text:span><text:span text:style-name="T28">מחלקה</text:span><text:span text:style-name="T27"> היא מפרט לעצמים – עם התנהגות זהה ומצב שונה.</text:span><text:span text:style-name="T27"><text:line-break/></text:span><text:span text:style-name="T26">מימוש: לכל מחלקה יש </text:span><text:span text:style-name="T29">משתנים</text:span><text:span text:style-name="T26"> (מצב) </text:span><text:span text:style-name="T29">ומתודות</text:span><text:span text:style-name="T26"> (התנהגות).</text:span><text:span text:style-name="T26"><text:line-break/></text:span><text:span text:style-name="T26"> <text:s text:c="10"/>לכל מחלקה יש </text:span><text:span text:style-name="T29">תיעוד</text:span><text:span text:style-name="T26"> צמוד </text:span><text:span text:style-name="T29">ובדיקות</text:span><text:span text:style-name="T26"> צמודות.</text:span></text:p>
            </text:list-item>
            <text:list-item>
              <text:p text:style-name="P21"><text:span text:style-name="T30">הסתרת מידע (</text:span><text:span text:style-name="T30">information hiding</text:span><text:span text:style-name="T30">):</text:span><text:span text:style-name="T31"><text:line-break/></text:span><text:span text:style-name="T32">הסתרת פרטי-המימוש של העצם מהעולם החיצוני כך שיהיה אפשר לשנות את המימוש בלי להפריע ללקוחות.</text:span><text:span text:style-name="T32"><text:line-break/></text:span><text:span text:style-name="T33">מימוש: שדות פרטיים</text:span><text:span text:style-name="T32">.</text:span></text:p>
            </text:list-item>
            <text:list-item>
              <text:p text:style-name="P21"><text:span text:style-name="T34">ריבוי צורה (</text:span><text:span text:style-name="T34">polymorphism</text:span><text:span text:style-name="T34">): </text:span><text:span text:style-name="T34"><text:line-break/></text:span><text:span text:style-name="T35">מתודה עם שם אחד יכולה להתבצע בכמה דרכים שונות.</text:span><text:span text:style-name="T35"><text:line-break/></text:span><text:span text:style-name="T36">מימוש: ממשקים וירושה.</text:span></text:p>
            </text:list-item>
          </text:list>
          <text:list text:style-name="L1">
            <text:list-header>
              <text:p text:style-name="P32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50" draw:text-style-name="P11" draw:layer="layout" svg:width="8.198cm" svg:height="1.213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1" draw:text-style-name="P11" draw:layer="layout" svg:width="8.237cm" svg:height="1.252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2" draw:text-style-name="P13" draw:layer="layout" svg:width="8.242cm" svg:height="1.257cm" svg:x="0cm" svg:y="24.13cm">
            <text:list text:style-name="L1">
              <text:list-header>
                <text:p text:style-name="P1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17" draw:text-style-name="P15" draw:layer="layout" svg:width="13.961cm" svg:height="11.681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5" draw:master-page-name="Default" presentation:use-date-time-name="dtd1">
        <draw:custom-shape draw:style-name="gr53" draw:text-style-name="P2" draw:layer="layout" svg:width="8.03cm" svg:height="1.256cm" svg:x="8.467cm" svg:y="17.357cm">
          <text:list text:style-name="L1">
            <text:list-header>
              <text:p text:style-name="P1"><text:span text:style-name="T1">תכנות מונחה עצמים - שיעור</text:span><text:span text:style-name="T2"> 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17" draw:layer="layout" svg:width="5.278cm" svg:height="1.256cm" svg:x="0.635cm" svg:y="17.357cm">
          <text:list text:style-name="L1">
            <text:list-header>
              <text:p text:style-name="P1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19" draw:layer="layout" svg:width="19.896cm" svg:height="3.598cm" svg:x="0.212cm" svg:y="1.27cm">
          <text:list text:style-name="L1">
            <text:list-header>
              <text:p text:style-name="P18"><text:span text:style-name="T9">הקלט לתיכנון מונחה עצמי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35" xml:id="id26" draw:id="id26" draw:layer="layout" svg:width="23.918cm" svg:height="12.4cm" svg:x="0.212cm" svg:y="5.08cm">
          <text:list text:style-name="L1">
            <text:list-header>
              <text:p xml:id="id27" text:id="id27" text:style-name="P34"><text:span text:style-name="T13">תיכנון מונחה עצמים הוא לא השלב הראשון. לפניו יש:</text:span></text:p>
            </text:list-header>
          </text:list>
          <text:list text:style-name="L11">
            <text:list-item>
              <text:p xml:id="id28" text:id="id28" text:style-name="P21"><text:span text:style-name="T13">הגדרת דרישות – מסמך “אופיס”.</text:span></text:p>
            </text:list-item>
            <text:list-item>
              <text:p xml:id="id29" text:id="id29" text:style-name="P21"><text:span text:style-name="T13">הגדרת מושגים המופיעים בדרישות.</text:span></text:p>
            </text:list-item>
            <text:list-item>
              <text:p xml:id="id30" text:id="id30" text:style-name="P21"><text:span text:style-name="T13">תרחישי-שימוש (</text:span><text:span text:style-name="T13">use-cases</text:span><text:span text:style-name="T13">)</text:span><text:span text:style-name="T11"> </text:span><text:span text:style-name="T13">אפשריים.</text:span></text:p>
            </text:list-item>
            <text:list-item>
              <text:p xml:id="id31" text:id="id31" text:style-name="P21"><text:span text:style-name="T13">מסכים</text:span><text:span text:style-name="T37"> </text:span><text:span text:style-name="T11">– תכנון </text:span><text:span text:style-name="T12">GUI</text:span></text:p>
            </text:list-item>
          </text:list>
          <text:list text:style-name="L1">
            <text:list-header>
              <text:p xml:id="id32" text:id="id32" text:style-name="P34"><text:span text:style-name="T13"><text:s/></text:span></text:p>
              <text:p xml:id="id33" text:id="id33" text:style-name="P34"><text:span text:style-name="T31">איך מתרגמים את זה לאוסף של מחלקות</text:span><text:span text:style-name="T19">?</text:span><text:span text:style-name="T31"> </text:span><text:span text:style-name="T13">כלל</text:span><text:span text:style-name="T11">י</text:span><text:span text:style-name="T13"> אצבע</text:span><text:span text:style-name="T11">:</text:span></text:p>
            </text:list-header>
          </text:list>
          <text:list text:style-name="L12">
            <text:list-item>
              <text:p xml:id="id34" text:id="id34" text:style-name="P21"><text:span text:style-name="T13">כל שם-</text:span><text:span text:style-name="T31">עצם </text:span><text:span text:style-name="T13">הוא אובייקט או שדה של אובייקט;</text:span></text:p>
            </text:list-item>
            <text:list-item>
              <text:p xml:id="id35" text:id="id35" text:style-name="P21"><text:span text:style-name="T13">כל </text:span><text:span text:style-name="T31">פועל </text:span><text:span text:style-name="T13">הוא שיטה של האובייקט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57" draw:text-style-name="P11" draw:layer="layout" svg:width="8.198cm" svg:height="1.213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8" draw:text-style-name="P11" draw:layer="layout" svg:width="8.237cm" svg:height="1.252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9" draw:text-style-name="P13" draw:layer="layout" svg:width="8.242cm" svg:height="1.257cm" svg:x="0cm" svg:y="24.13cm">
            <text:list text:style-name="L1">
              <text:list-header>
                <text:p text:style-name="P1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17" draw:text-style-name="P15" draw:layer="layout" svg:width="13.961cm" svg:height="11.681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Default" presentation:use-date-time-name="dtd1">
        <draw:custom-shape draw:style-name="gr60" draw:text-style-name="P2" draw:layer="layout" svg:width="8.03cm" svg:height="1.256cm" svg:x="8.467cm" svg:y="17.357cm">
          <text:list text:style-name="L1">
            <text:list-header>
              <text:p text:style-name="P1"><text:span text:style-name="T1">תכנות מונחה עצמים - שיעור</text:span><text:span text:style-name="T2"> 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7" draw:layer="layout" svg:width="5.278cm" svg:height="1.256cm" svg:x="0.635cm" svg:y="17.357cm">
          <text:list text:style-name="L1">
            <text:list-header>
              <text:p text:style-name="P1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19" draw:layer="layout" svg:width="21.885cm" svg:height="3.598cm" svg:x="1.226cm" svg:y="1.226cm">
          <text:list text:style-name="L1">
            <text:list-header>
              <text:p text:style-name="P18"><text:span text:style-name="T9">נושאים עיקריים שנלמד בקורס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30" xml:id="id36" draw:id="id36" draw:layer="layout" svg:width="23.155cm" svg:height="12.109cm" svg:x="0.212cm" svg:y="4.824cm">
          <text:list text:style-name="L13">
            <text:list-item>
              <text:p xml:id="id37" text:id="id37" text:style-name="P26"><text:span text:style-name="T11">תיכנון</text:span><text:span text:style-name="T12"> – </text:span><text:span text:style-name="T11">הפיכת</text:span><text:span text:style-name="T12"> </text:span><text:span text:style-name="T11">בעיה</text:span><text:span text:style-name="T12"> </text:span><text:span text:style-name="T11">לאוסף</text:span><text:span text:style-name="T12"> </text:span><text:span text:style-name="T11">של</text:span><text:span text:style-name="T12"> </text:span><text:span text:style-name="T11">מחלקות</text:span><text:span text:style-name="T12">.</text:span></text:p>
            </text:list-item>
            <text:list-item>
              <text:p xml:id="id38" text:id="id38" text:style-name="P26"><text:span text:style-name="T11">כתיבת</text:span><text:span text:style-name="T12"> </text:span><text:span text:style-name="T11">קוד</text:span><text:span text:style-name="T12"> </text:span><text:span text:style-name="T11">קל</text:span><text:span text:style-name="T12"> </text:span><text:span text:style-name="T11">לתחזוקה</text:span><text:span text:style-name="T12">: </text:span><text:span text:style-name="T11">תיעוד</text:span><text:span text:style-name="T12"> </text:span><text:span text:style-name="T11">ובדיקות</text:span><text:span text:style-name="T12">.</text:span></text:p>
            </text:list-item>
            <text:list-item>
              <text:p xml:id="id39" text:id="id39" text:style-name="P26"><text:span text:style-name="T11">שימוש</text:span><text:span text:style-name="T12"> </text:span><text:span text:style-name="T11">בקוד</text:span><text:span text:style-name="T12"> </text:span><text:span text:style-name="T11">קיים</text:span><text:span text:style-name="T12"> – </text:span><text:span text:style-name="T11">קוד</text:span><text:span text:style-name="T12"> </text:span><text:span text:style-name="T11">של</text:span><text:span text:style-name="T12"> </text:span><text:span text:style-name="T11">מתכנתים</text:span><text:span text:style-name="T12"> </text:span><text:span text:style-name="T11">אחרים</text:span><text:span text:style-name="T12"> / </text:span><text:span text:style-name="T11">קוד</text:span><text:span text:style-name="T12"> </text:span><text:span text:style-name="T11">פתוח</text:span><text:span text:style-name="T12">.</text:span></text:p>
            </text:list-item>
            <text:list-item>
              <text:p xml:id="id40" text:id="id40" text:style-name="P26"><text:span text:style-name="T11">שאלות</text:span><text:span text:style-name="T12"> </text:span><text:span text:style-name="T11">בפורומים</text:span><text:span text:style-name="T12"> </text:span><text:span text:style-name="T11">מקצועיים</text:span><text:span text:style-name="T12">.</text:span></text:p>
            </text:list-item>
            <text:list-item>
              <text:p xml:id="id41" text:id="id41" text:style-name="P26"><text:span text:style-name="T11">עבודת</text:span><text:span text:style-name="T12"> </text:span><text:span text:style-name="T11">צוות</text:span><text:span text:style-name="T12">, </text:span><text:span text:style-name="T11">תיכנות</text:span><text:span text:style-name="T12"> </text:span><text:span text:style-name="T11">בזוגות</text:span><text:span text:style-name="T12">.</text:span></text:p>
            </text:list-item>
          </text:list>
          <text:list text:style-name="L1">
            <text:list-header>
              <text:p xml:id="id42" text:id="id42" text:style-name="P29"><text:span text:style-name="T19">נושאים</text:span><text:span text:style-name="T24"> </text:span><text:span text:style-name="T19">משניים</text:span><text:span text:style-name="T24">:</text:span></text:p>
            </text:list-header>
          </text:list>
          <text:list text:style-name="L13">
            <text:list-item>
              <text:p xml:id="id43" text:id="id43" text:style-name="P26"><text:span text:style-name="T11">תכונות</text:span><text:span text:style-name="T12"> </text:span><text:span text:style-name="T11">מתקדמות</text:span><text:span text:style-name="T12"> </text:span><text:span text:style-name="T11">של</text:span><text:span text:style-name="T12"> </text:span><text:span text:style-name="T11">שפת</text:span><text:span text:style-name="T12"> </text:span><text:span text:style-name="T12">Java</text:span></text:p>
            </text:list-item>
            <text:list-item>
              <text:p xml:id="id44" text:id="id44" text:style-name="P26"><text:span text:style-name="T11">אפליקציות </text:span><text:span text:style-name="T12">Web</text:span><text:span text:style-name="T11">,</text:span><text:span text:style-name="T12"> </text:span><text:span text:style-name="T11">שפת</text:span><text:span text:style-name="T12"> </text:span><text:span text:style-name="T12">HTML, Javascript</text:span><text:span text:style-name="T12"> 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64" draw:text-style-name="P11" draw:layer="layout" svg:width="8.198cm" svg:height="1.213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5" draw:text-style-name="P11" draw:layer="layout" svg:width="8.237cm" svg:height="1.252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6" draw:text-style-name="P13" draw:layer="layout" svg:width="8.242cm" svg:height="1.257cm" svg:x="0cm" svg:y="24.13cm">
            <text:list text:style-name="L1">
              <text:list-header>
                <text:p text:style-name="P1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17" draw:text-style-name="P15" draw:layer="layout" svg:width="13.961cm" svg:height="11.681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Default" presentation:use-date-time-name="dtd1">
        <draw:custom-shape draw:style-name="gr67" draw:text-style-name="P2" draw:layer="layout" svg:width="8.03cm" svg:height="1.256cm" svg:x="8.467cm" svg:y="17.357cm">
          <text:list text:style-name="L1">
            <text:list-header>
              <text:p text:style-name="P1"><text:span text:style-name="T2"><text:s/></text:span><text:span text:style-name="T1">תכנות מונחה עצמים - שיעור</text:span><text:span text:style-name="T2"> 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17" draw:layer="layout" svg:width="5.278cm" svg:height="1.256cm" svg:x="0.635cm" svg:y="17.357cm">
          <text:list text:style-name="L1">
            <text:list-header>
              <text:p text:style-name="P1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19" draw:layer="layout" svg:width="22.013cm" svg:height="3.598cm" svg:x="0.507cm" svg:y="0.256cm">
          <text:list text:style-name="L1">
            <text:list-header>
              <text:p text:style-name="P18"><text:span text:style-name="T9">תרגיל כיתה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30" xml:id="id45" draw:id="id45" draw:layer="layout" svg:width="22.649cm" svg:height="12.409cm" svg:x="1.737cm" svg:y="3.554cm">
          <text:list text:style-name="L1">
            <text:list-header>
              <text:p xml:id="id46" text:id="id46" text:style-name="P26"><text:span text:style-name="T11">אתם חלק מצוות העוסק בבניית לומדה לחקר פונקציות</text:span><text:span text:style-name="T12">.</text:span></text:p>
              <text:p xml:id="id47" text:id="id47" text:style-name="P26"><text:span text:style-name="T11">תפקידכם בצוות: לבנות מחלקה שמתארת </text:span><text:span text:style-name="T19">פולינום</text:span><text:span text:style-name="T12">.</text:span></text:p>
            </text:list-header>
          </text:list>
          <text:list text:style-name="L14">
            <text:list-header>
              <text:p xml:id="id48" text:id="id48" text:style-name="P26"><text:span text:style-name="T38">מה פולינום יודע לעשות</text:span><text:span text:style-name="T39">?</text:span></text:p>
            </text:list-header>
          </text:list>
          <text:list text:style-name="L15">
            <text:list-item>
              <text:p xml:id="id49" text:id="id49" text:style-name="P26"><text:span text:style-name="T11">חיבור</text:span><text:span text:style-name="T12">.</text:span></text:p>
            </text:list-item>
            <text:list-item>
              <text:p xml:id="id50" text:id="id50" text:style-name="P26"><text:span text:style-name="T11">כפל</text:span><text:span text:style-name="T12">.</text:span></text:p>
            </text:list-item>
            <text:list-item>
              <text:p xml:id="id51" text:id="id51" text:style-name="P26"><text:span text:style-name="T11">ערך בנקודה</text:span><text:span text:style-name="T12">.</text:span></text:p>
            </text:list-item>
            <text:list-item>
              <text:p xml:id="id52" text:id="id52" text:style-name="P26"><text:span text:style-name="T11">נגזרת.</text:span></text:p>
            </text:list-item>
          </text:list>
          <text:list text:style-name="L14">
            <text:list-header>
              <text:p xml:id="id53" text:id="id53" text:style-name="P26"><text:span text:style-name="T38">איזה משתני-מצב יש לפולינום</text:span><text:span text:style-name="T39">?</text:span></text:p>
            </text:list-header>
          </text:list>
          <text:list text:style-name="L15">
            <text:list-item>
              <text:p xml:id="id54" text:id="id54" text:style-name="P26"><text:span text:style-name="T11">מקדמים וחזקות</text:span><text:span text:style-name="T12">.</text:span></text:p>
            </text:list-item>
            <text:list-item>
              <text:p xml:id="id55" text:id="id55" text:style-name="P26"><text:span text:style-name="T11">או: אוסף </text:span><text:span text:style-name="T19">מונומים</text:span><text:span text:style-name="T12">:</text:span></text:p>
            </text:list-item>
            <text:list-item>
              <text:p xml:id="id56" text:id="id56" text:style-name="P26"><text:span text:style-name="T11">כל מונום = מקדם וחזקה</text:span><text:span text:style-name="T12">.</text:span></text:p>
            </text:list-item>
          </text:list>
          <text:list text:style-name="L1">
            <text:list-header>
              <text:p text:style-name="P26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71" draw:text-style-name="P11" draw:layer="layout" svg:width="8.198cm" svg:height="1.213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2" draw:text-style-name="P11" draw:layer="layout" svg:width="8.237cm" svg:height="1.252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3" draw:text-style-name="P13" draw:layer="layout" svg:width="8.242cm" svg:height="1.257cm" svg:x="0cm" svg:y="24.13cm">
            <text:list text:style-name="L1">
              <text:list-header>
                <text:p text:style-name="P1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17" draw:text-style-name="P15" draw:layer="layout" svg:width="13.961cm" svg:height="11.681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Default" presentation:use-date-time-name="dtd1">
        <draw:custom-shape draw:style-name="gr74" draw:text-style-name="P2" draw:layer="layout" svg:width="8.03cm" svg:height="1.256cm" svg:x="8.467cm" svg:y="17.357cm">
          <text:list text:style-name="L1">
            <text:list-header>
              <text:p text:style-name="P1"><text:span text:style-name="T2"><text:s/></text:span><text:span text:style-name="T1">תכנות מונחה עצמים - שיעור</text:span><text:span text:style-name="T2"> 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17" draw:layer="layout" svg:width="5.278cm" svg:height="1.256cm" svg:x="0.635cm" svg:y="17.357cm">
          <text:list text:style-name="L1">
            <text:list-header>
              <text:p text:style-name="P1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9" draw:layer="layout" svg:width="22.013cm" svg:height="3.598cm" svg:x="0.507cm" svg:y="0.256cm">
          <text:list text:style-name="L1">
            <text:list-header>
              <text:p text:style-name="P18"><text:span text:style-name="T9">שלבי עבודה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30" xml:id="id57" draw:id="id57" draw:layer="layout" svg:width="22.649cm" svg:height="12.409cm" svg:x="1.778cm" svg:y="3.556cm">
          <text:list text:style-name="L1">
            <text:list-header>
              <text:p xml:id="id58" text:id="id58" text:style-name="P26"><text:span text:style-name="T12">1</text:span><text:span text:style-name="T12">. </text:span><text:span text:style-name="T11">תיכנון: תרשים מחלקות. <text:s text:c="7"/></text:span><text:span text:style-name="T12"><text:line-break/></text:span><text:span text:style-name="T11">לכל מחלקה, כותבים</text:span><text:span text:style-name="T12">:</text:span></text:p>
              <text:p text:style-name="P26"><text:span text:style-name="T12">2</text:span><text:span text:style-name="T12">. </text:span><text:span text:style-name="T19">מחלקת-בדיקה</text:span><text:span text:style-name="T12">. <text:s text:c="2"/></text:span></text:p>
              <text:p text:style-name="P26"><text:span text:style-name="T12">3</text:span><text:span text:style-name="T12">. </text:span><text:span text:style-name="T11">המחלקה עצמה</text:span><text:span text:style-name="T12">.</text:span></text:p>
              <text:p text:style-name="P26"><text:span text:style-name="T12">4</text:span><text:span text:style-name="T12">. </text:span><text:span text:style-name="T11">בנאי</text:span><text:span text:style-name="T12">.</text:span></text:p>
              <text:p text:style-name="P26"><text:span text:style-name="T12">5</text:span><text:span text:style-name="T12">. </text:span><text:span text:style-name="T11">שדות פרטיים</text:span><text:span text:style-name="T12">.</text:span></text:p>
              <text:p text:style-name="P26"><text:span text:style-name="T12">6</text:span><text:span text:style-name="T12">. </text:span><text:span text:style-name="T11">מתודת</text:span><text:span text:style-name="T12"> </text:span><text:span text:style-name="T12">toString</text:span><text:span text:style-name="T12">.</text:span></text:p>
              <text:p text:style-name="P26"><text:span text:style-name="T12">7</text:span><text:span text:style-name="T12">. </text:span><text:span text:style-name="T11">מתודות נוספות: <text:s text:c="2"/>(א) מתודות קוראות, (ב) מתודות כותבות</text:span><text:span text:style-name="T12">.</text:span></text:p>
              <text:p text:style-name="P26"><text:span text:style-name="T12">8</text:span><text:span text:style-name="T12">. </text:span><text:span text:style-name="T19">קריאת קוד –</text:span><text:span text:style-name="T11"> מציאת באגים של המתכנת</text:span><text:span text:style-name="T12">.</text:span></text:p>
              <text:p text:style-name="P26"><text:span text:style-name="T12">9</text:span><text:span text:style-name="T12">. </text:span><text:span text:style-name="T19">הגנת קוד </text:span><text:span text:style-name="T11">- התגוננות משגיאות של המשתמש</text:span><text:span text:style-name="T12">.</text:span></text:p>
              <text:p text:style-name="P26"><text:span text:style-name="T12">10</text:span><text:span text:style-name="T12">. </text:span><text:span text:style-name="T11">סידור הקוד</text:span><text:span text:style-name="T12"> – </text:span><text:span text:style-name="T12">refactoring</text:span><text:span text:style-name="T12">. <text:s text:c="2"/></text:span><text:span text:style-name="T11">כל הבדיקות נשארות</text:span><text:span text:style-name="T12">!</text:span></text:p>
              <text:p text:style-name="P26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78" draw:text-style-name="P11" draw:layer="layout" svg:width="8.198cm" svg:height="1.213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9" draw:text-style-name="P11" draw:layer="layout" svg:width="8.237cm" svg:height="1.252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0" draw:text-style-name="P13" draw:layer="layout" svg:width="8.242cm" svg:height="1.257cm" svg:x="0cm" svg:y="24.13cm">
            <text:list text:style-name="L1">
              <text:list-header>
                <text:p text:style-name="P1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17" draw:text-style-name="P15" draw:layer="layout" svg:width="13.961cm" svg:height="11.681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Default" presentation:use-date-time-name="dtd1">
        <draw:custom-shape draw:style-name="gr81" draw:text-style-name="P2" draw:layer="layout" svg:width="8.03cm" svg:height="1.256cm" svg:x="8.467cm" svg:y="17.357cm">
          <text:list text:style-name="L1">
            <text:list-header>
              <text:p text:style-name="P1"><text:span text:style-name="T1">תכנות מונחה עצמים - שיעור</text:span><text:span text:style-name="T2"> 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17" draw:layer="layout" svg:width="5.278cm" svg:height="1.256cm" svg:x="0.635cm" svg:y="17.357cm">
          <text:list text:style-name="L1">
            <text:list-header>
              <text:p text:style-name="P1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19" draw:layer="layout" svg:width="19.897cm" svg:height="3.598cm" svg:x="4.489cm" svg:y="1.27cm">
          <text:list text:style-name="L1">
            <text:list-header>
              <text:p text:style-name="P18"><text:span text:style-name="T9">מטלות הקורס - כללי המשחק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33" draw:layer="layout" svg:width="20.109cm" svg:height="11.893cm" svg:x="3.554cm" svg:y="5.587cm">
          <text:list text:style-name="L16">
            <text:list-item>
              <text:p text:style-name="P21"><text:span text:style-name="T11">תקבלו מטלה מתגלגלת – מטלה אחת בחמישה שלבים</text:span><text:span text:style-name="T12">.</text:span></text:p>
            </text:list-item>
            <text:list-item>
              <text:p text:style-name="P21"><text:span text:style-name="T11">בכל שלב תשפרו את המטלה הקודמת</text:span><text:span text:style-name="T12">.</text:span></text:p>
            </text:list-item>
            <text:list-item>
              <text:p text:style-name="P21"><text:span text:style-name="T11">כל מטלה </text:span><text:span text:style-name="T11">10%</text:span><text:span text:style-name="T11">. בחינה סופית </text:span><text:span text:style-name="T11">50%</text:span><text:span text:style-name="T12">.</text:span></text:p>
            </text:list-item>
            <text:list-item>
              <text:p text:style-name="P21"><text:span text:style-name="T11">המטלות ייבדקו ע”י המתרגלים במהלך התירגול</text:span><text:span text:style-name="T12">.</text:span></text:p>
            </text:list-item>
            <text:list-item>
              <text:p text:style-name="P21"><text:span text:style-name="T11">אסור להעתיק (מסמכים), מותר לדבר (קבוצות דיון)</text:span><text:span text:style-name="T12">. </text:span></text:p>
            </text:list-item>
            <text:list-item>
              <text:p text:style-name="P21"><text:span text:style-name="T11">חובה לציין </text:span><text:span text:style-name="T19">מקור </text:span><text:span text:style-name="T11">של כל קוד שמשתמשים בו!‏</text:span></text:p>
            </text:list-item>
            <text:list-item>
              <text:p text:style-name="P21"><text:span text:style-name="T11">מותר לשאול שאלות בפורומים. אסור לקנות תרגילים</text:span><text:span text:style-name="T12">.</text:span></text:p>
            </text:list-item>
            <text:list-item>
              <text:p text:style-name="P21"><text:span text:style-name="T11">על כל יום איחור “משלמים” </text:span><text:span text:style-name="T11">3</text:span><text:span text:style-name="T11"> נקודות</text:span><text:span text:style-name="T12">.</text:span></text:p>
            </text:list-item>
            <text:list-item>
              <text:p text:style-name="P21"><text:span text:style-name="T11">חריגים רגילים: מילואים, חופשת לידה, מחלה</text:span><text:span text:style-name="T13">.</text:span></text:p>
            </text:list-item>
          </text:list>
          <text:list text:style-name="L1">
            <text:list-header>
              <text:p text:style-name="P32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85" draw:text-style-name="P11" draw:layer="layout" svg:width="8.198cm" svg:height="1.213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6" draw:text-style-name="P11" draw:layer="layout" svg:width="8.237cm" svg:height="1.252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7" draw:text-style-name="P13" draw:layer="layout" svg:width="8.242cm" svg:height="1.257cm" svg:x="0cm" svg:y="24.13cm">
            <text:list text:style-name="L1">
              <text:list-header>
                <text:p text:style-name="P1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17" draw:text-style-name="P15" draw:layer="layout" svg:width="13.961cm" svg:height="11.681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Default" presentation:use-date-time-name="dtd1">
        <draw:custom-shape draw:style-name="gr88" draw:text-style-name="P2" draw:layer="layout" svg:width="8.03cm" svg:height="1.256cm" svg:x="8.467cm" svg:y="17.357cm">
          <text:list text:style-name="L1">
            <text:list-header>
              <text:p text:style-name="P1"><text:span text:style-name="T1">תכנות מונחה עצמים - שיעור</text:span><text:span text:style-name="T2"> 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17" draw:layer="layout" svg:width="5.278cm" svg:height="1.256cm" svg:x="0.635cm" svg:y="17.357cm">
          <text:list text:style-name="L1">
            <text:list-header>
              <text:p text:style-name="P1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19" draw:layer="layout" svg:width="20.743cm" svg:height="3.598cm" svg:x="0.212cm" svg:y="1.27cm">
          <text:list text:style-name="L1">
            <text:list-header>
              <text:p text:style-name="P18"><text:span text:style-name="T9">מטלה </text:span><text:span text:style-name="T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30" draw:layer="layout" svg:width="24.174cm" svg:height="12.277cm" svg:x="0.212cm" svg:y="5.503cm">
          <text:list text:style-name="L17">
            <text:list-item>
              <text:p text:style-name="P26"><text:span text:style-name="T11">חוזרים לכושר</text:span><text:span text:style-name="T12">: </text:span><text:span text:style-name="T11">מתכנים מטלה בסיסית עובדת –</text:span><text:span text:style-name="T12"><text:line-break/></text:span><text:span text:style-name="T11">יהיה הרבה מקום לשיפורים בעתיד‏</text:span><text:span text:style-name="T12">.</text:span></text:p>
            </text:list-item>
            <text:list-item>
              <text:p text:style-name="P26"><text:span text:style-name="T11">צריך להבין את המטלה, להתנסות, לבצע חיפוש של פתרונות קיימים</text:span><text:span text:style-name="T12">.</text:span></text:p>
            </text:list-item>
            <text:list-item>
              <text:p text:style-name="P26"><text:span text:style-name="T11">מטלה בזוגות</text:span><text:span text:style-name="T12">.</text:span></text:p>
            </text:list-item>
            <text:list-item>
              <text:p text:style-name="P26"><text:span text:style-name="T11">מסמך כללי כתיבת קוד – במוּדל. יוסבר בתירגול</text:span><text:span text:style-name="T12">.</text:span></text:p>
            </text:list-item>
            <text:list-item>
              <text:p text:style-name="P26"><text:span text:style-name="T11">הגשה: בעוד שבועיים, בדיקה בתרגול</text:span><text:span text:style-name="T12">!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92" draw:text-style-name="P11" draw:layer="layout" svg:width="8.198cm" svg:height="1.213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3" draw:text-style-name="P11" draw:layer="layout" svg:width="8.237cm" svg:height="1.252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4" draw:text-style-name="P13" draw:layer="layout" svg:width="8.242cm" svg:height="1.257cm" svg:x="0cm" svg:y="24.13cm">
            <text:list text:style-name="L1">
              <text:list-header>
                <text:p text:style-name="P1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17" draw:text-style-name="P15" draw:layer="layout" svg:width="13.961cm" svg:height="11.681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Default" presentation:use-date-time-name="dtd1">
        <draw:custom-shape draw:style-name="gr95" draw:text-style-name="P2" draw:layer="layout" svg:width="8.03cm" svg:height="1.256cm" svg:x="8.467cm" svg:y="17.357cm">
          <text:list text:style-name="L1">
            <text:list-header>
              <text:p text:style-name="P1"><text:span text:style-name="T2"><text:s/></text:span><text:span text:style-name="T1">תכנות מונחה עצמים - שיעור</text:span><text:span text:style-name="T2"> 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17" draw:layer="layout" svg:width="5.278cm" svg:height="1.256cm" svg:x="0.635cm" svg:y="17.357cm">
          <text:list text:style-name="L1">
            <text:list-header>
              <text:p text:style-name="P1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19" draw:layer="layout" svg:width="16.933cm" svg:height="3.598cm" svg:x="0.212cm" svg:y="1.27cm">
          <text:list text:style-name="L1">
            <text:list-header>
              <text:p text:style-name="P18"><text:span text:style-name="T9">מה למדנו היו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30" draw:layer="layout" svg:width="19.685cm" svg:height="12.277cm" svg:x="0.212cm" svg:y="5.503cm">
          <text:list text:style-name="L17">
            <text:list-item>
              <text:p text:style-name="P26"><text:span text:style-name="T13">"</text:span><text:span text:style-name="T11">שלום שלום</text:span><text:span text:style-name="T13">"</text:span></text:p>
            </text:list-item>
            <text:list-item>
              <text:p text:style-name="P26"><text:span text:style-name="T11">מסגרת הקורס – כללי המשחק</text:span></text:p>
            </text:list-item>
            <text:list-item>
              <text:p text:style-name="P26"><text:span text:style-name="T11">מוטיבציה לקורס</text:span></text:p>
            </text:list-item>
            <text:list-item>
              <text:p text:style-name="P26"><text:span text:style-name="T11">חזרה: מחלקות, אובייקטים, קבצים, טיפול בחריגים</text:span><text:span text:style-name="T13">.</text:span></text:p>
            </text:list-item>
            <text:list-item>
              <text:p text:style-name="P26"><text:span text:style-name="T11">מטלה </text:span><text:span text:style-name="T11">0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99" draw:text-style-name="P11" draw:layer="layout" svg:width="8.198cm" svg:height="1.213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0" draw:text-style-name="P11" draw:layer="layout" svg:width="8.237cm" svg:height="1.252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1" draw:text-style-name="P13" draw:layer="layout" svg:width="8.242cm" svg:height="1.257cm" svg:x="0cm" svg:y="24.13cm">
            <text:list text:style-name="L1">
              <text:list-header>
                <text:p text:style-name="P1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17" draw:text-style-name="P15" draw:layer="layout" svg:width="13.961cm" svg:height="11.681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Default" presentation:use-date-time-name="dtd1">
        <draw:custom-shape draw:style-name="gr102" draw:text-style-name="P2" draw:layer="layout" svg:width="8.03cm" svg:height="1.256cm" svg:x="8.467cm" svg:y="17.357cm">
          <text:list text:style-name="L1">
            <text:list-header>
              <text:p text:style-name="P1"><text:span text:style-name="T1">תכנות מונחה עצמים - שיעור</text:span><text:span text:style-name="T2"> </text:span><text:span text:style-name="T3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17" draw:layer="layout" svg:width="5.278cm" svg:height="1.256cm" svg:x="0.635cm" svg:y="17.357cm">
          <text:list text:style-name="L1">
            <text:list-header>
              <text:p text:style-name="P1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19" draw:layer="layout" svg:width="16.933cm" svg:height="3.598cm" svg:x="0.212cm" svg:y="1.27cm">
          <text:list text:style-name="L1">
            <text:list-header>
              <text:p text:style-name="P18"><text:span text:style-name="T9">עד השיעור הבא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30" draw:layer="layout" svg:width="20.955cm" svg:height="12.277cm" svg:x="0.212cm" svg:y="5.503cm">
          <text:list text:style-name="L17">
            <text:list-item>
              <text:p text:style-name="P26"><text:span text:style-name="T11">סביבת פיתוח נוחה ועובדת</text:span><text:span text:style-name="T13"> (</text:span><text:span text:style-name="T13">java &amp; eclipse</text:span><text:span text:style-name="T13">), </text:span></text:p>
            </text:list-item>
            <text:list-item>
              <text:p text:style-name="P26"><text:span text:style-name="T11">מומלץ להתקין</text:span><text:span text:style-name="T12"> </text:span><text:span text:style-name="T12">Linux</text:span><text:span text:style-name="T12"> </text:span><text:span text:style-name="T11">(לא חובה)‏</text:span></text:p>
            </text:list-item>
            <text:list-item>
              <text:p text:style-name="P26"><text:span text:style-name="T11">מטלה </text:span><text:span text:style-name="T11">0</text:span><text:span text:style-name="T13">: </text:span><text:span text:style-name="T11">תתחילו לתכנן ולממש</text:span><text:span text:style-name="T12">.</text:span></text:p>
            </text:list-item>
            <text:list-item>
              <text:p text:style-name="P26"><text:span text:style-name="T11">אם יש שאלות – תשאלו במוּדל, בשיעור הבא נערוך דיון בנושאים שיעלו</text:span><text:span text:style-name="T12">.</text:span></text:p>
            </text:list-item>
          </text:list>
          <text:list text:style-name="L1">
            <text:list-header>
              <text:p text:style-name="P36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106" draw:text-style-name="P11" draw:layer="layout" svg:width="8.198cm" svg:height="1.213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7" draw:text-style-name="P11" draw:layer="layout" svg:width="8.237cm" svg:height="1.252cm" svg:x="0cm" svg:y="24.13cm">
            <text:list text:style-name="L1">
              <text:list-header>
                <text:p text:style-name="P10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8" draw:text-style-name="P13" draw:layer="layout" svg:width="8.242cm" svg:height="1.257cm" svg:x="0cm" svg:y="24.13cm">
            <text:list text:style-name="L1">
              <text:list-header>
                <text:p text:style-name="P12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1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17" draw:text-style-name="P15" draw:layer="layout" svg:width="13.961cm" svg:height="11.681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erif1" svg:font-family="'Liberation Serif'" style:font-family-generic="swiss" style:font-pitch="variable"/>
    <style:font-face style:name="MS PGothic" svg:font-family="'MS PGothic'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fffff" draw:end-color="#dddddd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28cm" fo:padding-bottom="0.128cm" fo:padding-left="0.256cm" fo:padding-right="0.256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end" fo:text-indent="-0.952cm" style:punctuation-wrap="simple" style:line-break="normal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29cm" fo:margin-bottom="0cm" fo:line-height="100%" fo:text-align="end" fo:text-indent="-0.793cm" style:punctuation-wrap="simple" style:line-break="normal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end" fo:text-indent="-0.635cm" style:punctuation-wrap="simple" style:line-break="normal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end" fo:text-indent="-0.635cm" style:punctuation-wrap="simple" style:line-break="normal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end" fo:text-indent="-0.635cm" style:punctuation-wrap="simple" style:line-break="normal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end" fo:text-indent="-0.635cm" style:punctuation-wrap="simple" style:line-break="normal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end" fo:text-indent="-0.635cm" style:punctuation-wrap="simple" style:line-break="normal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end" fo:text-indent="-0.635cm" style:punctuation-wrap="simple" style:line-break="normal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end" fo:text-indent="-0.635cm" style:punctuation-wrap="simple" style:line-break="normal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44pt" fo:font-style="normal" fo:text-shadow="none" style:text-underline-style="none" fo:font-weight="bold" fo:background-color="transparent" style:font-name-asian="Arial1" style:font-family-asian="Arial" style:font-family-generic-asian="swiss" style:font-pitch-asian="variable" style:font-size-asian="44pt" style:font-style-asian="normal" style:font-weight-asian="bold" style:font-name-complex="Arial1" style:font-family-complex="Arial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end" fo:text-indent="-0.952cm" style:punctuation-wrap="simple" style:line-break="normal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29cm" fo:margin-bottom="0cm" fo:line-height="100%" fo:text-align="end" fo:text-indent="-0.793cm" style:punctuation-wrap="simple" style:line-break="normal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end" fo:text-indent="-0.635cm" style:punctuation-wrap="simple" style:line-break="normal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end" fo:text-indent="-0.635cm" style:punctuation-wrap="simple" style:line-break="normal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end" fo:text-indent="-0.635cm" style:punctuation-wrap="simple" style:line-break="normal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end" fo:text-indent="-0.635cm" style:punctuation-wrap="simple" style:line-break="normal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end" fo:text-indent="-0.635cm" style:punctuation-wrap="simple" style:line-break="normal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end" fo:text-indent="-0.635cm" style:punctuation-wrap="simple" style:line-break="normal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end" fo:text-indent="-0.635cm" style:punctuation-wrap="simple" style:line-break="normal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28cm" fo:padding-bottom="0.128cm" fo:padding-left="0.256cm" fo:padding-right="0.256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Narrow1" fo:font-family="'Arial Narrow'" style:font-family-generic="swiss" style:font-pitch="variable" fo:font-size="44pt" fo:font-style="normal" fo:text-shadow="none" style:text-underline-style="none" fo:font-weight="bold" style:letter-kerning="true" fo:background-color="transparent" style:font-name-asian="Arial1" style:font-family-asian="Arial" style:font-family-generic-asian="swiss" style:font-pitch-asian="variable" style:font-size-asian="44pt" style:font-style-asian="normal" style:font-weight-asian="bold" style:font-name-complex="Arial1" style:font-family-complex="Arial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996cm" fo:min-width="7.53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ffff" draw:fill-gradient-name="Gradient_20_2" draw:textarea-horizontal-align="left" draw:textarea-vertical-align="middle" draw:auto-grow-height="false" fo:min-height="16.486cm" fo:min-width="7.545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min-height="0.997cm" fo:min-width="7.742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solid" svg:stroke-width="0.035cm" svg:stroke-color="#cbcbc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05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05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05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0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gradient" draw:fill-color="#ffffff" draw:fill-gradient-name="Gradient_20_2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style:paragraph-properties fo:margin-left="0.599cm" fo:margin-right="0cm" fo:text-indent="-0.551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.599cm" fo:margin-right="0cm" fo:text-indent="-0.551cm" style:punctuation-wrap="hanging" style:line-break="strict" style:writing-mode="lr-tb" style:font-independent-line-spacing="true"/>
    </style:style>
    <style:style style:name="MP12" style:family="paragraph">
      <loext:graphic-properties draw:fill="none" draw:fill-color="#ffffff"/>
      <style:paragraph-properties fo:text-align="center" style:writing-mode="lr-tb"/>
    </style:style>
    <style:style style:name="MP13" style:family="paragraph">
      <style:paragraph-properties fo:margin-left="0.599cm" fo:margin-right="0cm" fo:line-height="100%" fo:text-indent="-0.551cm" style:punctuation-wrap="hanging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line-height="100%" fo:text-indent="-0.551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fo:color="#000000" fo:font-size="12pt" fo:language="en" fo:country="GB" style:font-name-asian="Times New Roman" style:font-size-asian="12pt" style:language-asian="en" style:country-asian="GB" style:font-name-complex="Times New Roman" style:font-size-complex="12pt" style:language-complex="en" style:country-complex="GB"/>
    </style:style>
    <style:style style:name="MT4" style:family="text">
      <style:text-properties fo:color="#000000" style:font-name="Arial1" fo:font-size="14pt" fo:language="en" fo:country="GB" style:font-name-asian="DejaVu Sans1" style:font-size-asian="14pt" style:language-asian="en" style:country-asian="GB" style:font-name-complex="DejaVu Sans1" style:font-size-complex="14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6.867cm" svg:height="3.532cm" svg:x="0.211cm" svg:y="1.27cm" presentation:class="title" presentation:placeholder="true">
        <draw:text-box/>
      </draw:frame>
      <draw:frame presentation:style-name="Default-outline1" draw:layer="backgroundobjects" svg:width="16.867cm" svg:height="11.364cm" svg:x="0.211cm" svg:y="5.503cm" presentation:class="outline" presentation:placeholder="true">
        <draw:text-box/>
      </draw:frame>
      <draw:custom-shape draw:style-name="Mgr3" draw:text-style-name="MP5" draw:layer="backgroundobjects" svg:width="8.03cm" svg:height="1.256cm" svg:x="8.467cm" svg:y="17.357cm">
        <text:p/>
        <draw:enhanced-geometry svg:viewBox="0 0 21600 21600" draw:type="mso-spt202" draw:enhanced-path="M 0 0 L 21600 0 21600 21600 0 21600 0 0 Z N"/>
      </draw:custom-shape>
      <draw:frame presentation:style-name="Mpr1" draw:text-style-name="MP6" draw:layer="backgroundobjects" svg:width="5.226cm" svg:height="1.204cm" svg:x="0.635cm" svg:y="17.3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style-name="Mgr4" draw:text-style-name="MP7" draw:layer="backgroundobjects" svg:width="15.523cm" svg:height="33.496cm" svg:x="17.568cm" svg:y="2.514cm">
        <text:p/>
        <draw:enhanced-geometry svg:viewBox="0 0 21600 21600" draw:extrusion-allowed="true" draw:text-areas="1 0 11195 10799" draw:glue-points="0 0 0 0 0 0 0 0 0 0 0 0" draw:type="non-primitive" draw:enhanced-path="M 0 10796 S C 2 4832 4836 -1 10800 0 10874 0 10948 0 11022 2 L 10800 10800 0 10796 Z N M 0 10796 C 2 4832 4836 -1 10800 0 10874 0 10948 0 11022 2 N">
          <draw:equation draw:name="f0" draw:formula="10796"/>
          <draw:equation draw:name="f1" draw:formula="2416"/>
          <draw:equation draw:name="f2" draw:formula="1"/>
          <draw:equation draw:name="f3" draw:formula="1"/>
          <draw:equation draw:name="f4" draw:formula="1"/>
          <draw:equation draw:name="f5" draw:formula="1"/>
          <draw:equation draw:name="f6" draw:formula="1"/>
          <draw:equation draw:name="f7" draw:formula="1"/>
          <draw:equation draw:name="f8" draw:formula="10796"/>
          <draw:equation draw:name="f9" draw:formula="10796"/>
          <draw:equation draw:name="f10" draw:formula="2416"/>
          <draw:equation draw:name="f11" draw:formula="1"/>
          <draw:equation draw:name="f12" draw:formula="1"/>
          <draw:equation draw:name="f13" draw:formula="1"/>
          <draw:equation draw:name="f14" draw:formula="1"/>
          <draw:equation draw:name="f15" draw:formula="1"/>
        </draw:enhanced-geometry>
      </draw:custom-shape>
      <draw:frame presentation:style-name="Mpr1" draw:text-style-name="MP6" draw:layer="backgroundobjects" svg:width="5.226cm" svg:height="1.204cm" svg:x="19.05cm" svg:y="17.357cm" presentation:class="date-time">
        <draw:text-box>
          <text:list text:style-name="ML1">
            <text:list-header>
              <text:p><text:span text:style-name="MT2">03/02/08</text:span></text:p>
            </text:list-header>
          </text:list>
        </draw:text-box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5" draw:layer="backgroundobjects" svg:width="8.242cm" svg:height="1.257cm" svg:x="10.795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5" draw:layer="backgroundobjects" svg:width="8.242cm" svg:height="1.257cm" svg:x="0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34cm" svg:height="9.459cm" svg:x="3.175cm" svg:y="1.904cm" presentation:class="page"/>
        <draw:frame presentation:style-name="Default-notes" draw:layer="backgroundobjects" svg:width="13.904cm" svg:height="11.364cm" svg:x="2.54cm" svg:y="12.065cm" presentation:class="notes" presentation:placeholder="true">
          <draw:text-box/>
        </draw:frame>
        <draw:custom-shape draw:style-name="Mgr7" draw:text-style-name="MP5" draw:layer="backgroundobjects" svg:width="8.242cm" svg:height="1.257cm" svg:x="10.795cm" svg:y="24.13cm">
          <text:p/>
          <draw:enhanced-geometry svg:viewBox="0 0 21600 21600" draw:type="mso-spt202" draw:enhanced-path="M 0 0 L 21600 0 21600 21600 0 21600 0 0 Z N"/>
        </draw:custom-shape>
        <draw:frame draw:style-name="Mgr8" draw:text-style-name="MP11" draw:layer="backgroundobjects" svg:width="8.189cm" svg:height="1.204cm" svg:x="-0.001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style-name="Mgr9" draw:text-style-name="MP12" draw:layer="backgroundobjects" svg:x1="0cm" svg:y1="4.745cm" svg:x2="25.409cm" svg:y2="4.749cm">
        <text:p/>
      </draw:line>
      <draw:frame presentation:style-name="Title1-title" draw:layer="backgroundobjects" svg:width="17.71cm" svg:height="4.167cm" svg:x="0.423cm" svg:y="0.846cm" presentation:class="title" presentation:placeholder="true">
        <draw:text-box/>
      </draw:frame>
      <draw:custom-shape draw:style-name="Mgr3" draw:text-style-name="MP5" draw:layer="backgroundobjects" svg:width="8.03cm" svg:height="1.256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2" draw:text-style-name="MP14" draw:layer="backgroundobjects" svg:width="5.226cm" svg:height="1.204cm" svg:x="1.058cm" svg:y="17.357cm" presentation:class="page-number">
        <draw:text-box>
          <text:list text:style-name="ML1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draw:custom-shape draw:style-name="Mgr4" draw:text-style-name="MP7" draw:layer="backgroundobjects" svg:width="15.523cm" svg:height="33.496cm" svg:x="17.568cm" svg:y="2.514cm">
        <text:p/>
        <draw:enhanced-geometry svg:viewBox="0 0 21600 21600" draw:extrusion-allowed="true" draw:text-areas="1 0 11195 10799" draw:glue-points="0 0 0 0 0 0 0 0 0 0 0 0" draw:type="non-primitive" draw:enhanced-path="M 0 10796 S C 2 4832 4836 -1 10800 0 10874 0 10948 0 11022 2 L 10800 10800 0 10796 Z N M 0 10796 C 2 4832 4836 -1 10800 0 10874 0 10948 0 11022 2 N">
          <draw:equation draw:name="f0" draw:formula="10796"/>
          <draw:equation draw:name="f1" draw:formula="2416"/>
          <draw:equation draw:name="f2" draw:formula="1"/>
          <draw:equation draw:name="f3" draw:formula="1"/>
          <draw:equation draw:name="f4" draw:formula="1"/>
          <draw:equation draw:name="f5" draw:formula="1"/>
          <draw:equation draw:name="f6" draw:formula="1"/>
          <draw:equation draw:name="f7" draw:formula="1"/>
          <draw:equation draw:name="f8" draw:formula="10796"/>
          <draw:equation draw:name="f9" draw:formula="10796"/>
          <draw:equation draw:name="f10" draw:formula="2416"/>
          <draw:equation draw:name="f11" draw:formula="1"/>
          <draw:equation draw:name="f12" draw:formula="1"/>
          <draw:equation draw:name="f13" draw:formula="1"/>
          <draw:equation draw:name="f14" draw:formula="1"/>
          <draw:equation draw:name="f15" draw:formula="1"/>
        </draw:enhanced-geometry>
      </draw:custom-shape>
      <draw:frame presentation:style-name="Mpr3" draw:text-style-name="MP14" draw:layer="backgroundobjects" svg:width="5.226cm" svg:height="1.204cm" svg:x="18.838cm" svg:y="17.357cm" presentation:class="date-time">
        <draw:text-box>
          <text:list text:style-name="ML1">
            <text:list-header>
              <text:p text:style-name="MP13"><text:span text:style-name="MT4">03/02/08</text:span></text:p>
            </text:list-header>
          </text:list>
        </draw:text-box>
      </draw:frame>
      <draw:frame presentation:style-name="Title1-outline1" draw:layer="backgroundobjects" svg:width="22.794cm" svg:height="12.506cm" svg:x="1.27cm" svg:y="4.458cm" presentation:class="outline" presentation:placeholder="true">
        <draw:text-box/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5" draw:layer="backgroundobjects" svg:width="8.242cm" svg:height="1.257cm" svg:x="10.795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5" draw:layer="backgroundobjects" svg:width="8.242cm" svg:height="1.257cm" svg:x="0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2.634cm" svg:height="9.459cm" svg:x="3.175cm" svg:y="1.904cm" presentation:class="page"/>
        <draw:frame presentation:style-name="Title1-notes" draw:layer="backgroundobjects" svg:width="13.904cm" svg:height="11.364cm" svg:x="2.54cm" svg:y="12.065cm" presentation:class="notes" presentation:placeholder="true">
          <draw:text-box/>
        </draw:frame>
        <draw:custom-shape draw:style-name="Mgr7" draw:text-style-name="MP5" draw:layer="backgroundobjects" svg:width="8.242cm" svg:height="1.257cm" svg:x="10.795cm" svg:y="24.13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11" draw:layer="backgroundobjects" svg:width="8.189cm" svg:height="1.204cm" svg:x="-0.001cm" svg:y="24.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מצגת של PowerPoint</dc:title>
    <meta:initial-creator>Boaz Benmoshe</meta:initial-creator>
    <dc:date>2018-01-07T08:37:12.568498089</dc:date>
    <meta:editing-cycles>194</meta:editing-cycles>
    <meta:editing-duration>P7DT8H14M28S</meta:editing-duration>
    <meta:generator>LibreOffice/5.1.6.2$Linux_X86_64 LibreOffice_project/10m0$Build-2</meta:generator>
    <meta:document-statistic meta:object-count="202"/>
  </office:meta>
</office:document-meta>
</file>